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8.14pt"/>
    </style:style>
    <style:style style:name="co7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2"/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22">
      <style:table-cell-properties fo:border="0.06pt solid #000000"/>
    </style:style>
    <style:style style:name="ce6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22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11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ve" table:style-name="ta1">
        <table:shapes>
          <draw:frame draw:z-index="0" draw:style-name="gr1" draw:text-style-name="P1" svg:width="762.92pt" svg:height="493.34pt" svg:x="494.82pt" svg:y="21.66pt">
            <loext:p draw:notify-on-update-of-ranges="wave.A1:wave.A228 wave.B1:wave.B2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-0.000002" calcext:value-type="float">
            <text:p>-2E-06</text:p>
          </table:table-cell>
          <table:table-cell table:style-name="Default" office:value-type="float" office:value="-0.000003" calcext:value-type="float">
            <text:p>-3E-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0.000006" calcext:value-type="float">
            <text:p>6E-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3" office:value-type="string" calcext:value-type="string" table:number-columns-spanned="1" table:number-rows-spanned="2">
            <text:p>Сигнал</text:p>
          </table:table-cell>
          <table:table-cell table:style-name="ce3" office:value-type="string" calcext:value-type="string" table:number-columns-spanned="3" table:number-rows-spanned="1">
            <text:p>Интеграл</text:p>
          </table:table-cell>
          <table:covered-table-cell table:number-columns-repeated="2" table:style-name="ce4"/>
        </table:table-row>
        <table:table-row table:style-name="ro1">
          <table:table-cell office:value-type="float" office:value="-0.000005" calcext:value-type="float">
            <text:p>-5E-06</text:p>
          </table:table-cell>
          <table:table-cell table:style-name="Default" office:value-type="float" office:value="-0.000004" calcext:value-type="float">
            <text:p>-4E-06</text:p>
          </table:table-cell>
          <table:table-cell table:style-name="Default"/>
          <table:covered-table-cell table:style-name="ce4"/>
          <table:table-cell table:style-name="ce5" office:value-type="string" calcext:value-type="string">
            <text:p>По осцилограмме</text:p>
          </table:table-cell>
          <table:table-cell table:style-name="ce5" office:value-type="string" calcext:value-type="string">
            <text:p>Измеренный</text:p>
          </table:table-cell>
          <table:table-cell table:style-name="ce4" office:value-type="string" calcext:value-type="string">
            <text:p>Ожидаемый</text:p>
          </table:table-cell>
        </table:table-row>
        <table:table-row table:style-name="ro1">
          <table:table-cell office:value-type="float" office:value="0.000005" calcext:value-type="float">
            <text:p>5E-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office:value-type="string" calcext:value-type="string">
            <text:p>0.2 В</text:p>
          </table:table-cell>
          <table:table-cell table:style-name="ce6" table:formula="of:=SUM([.A1:.A228])*0.0000032" office:value-type="float" office:value="0.0000537846464" calcext:value-type="float">
            <text:p>5.37846E-05</text:p>
          </table:table-cell>
          <table:table-cell table:style-name="ce8" office:value-type="float" office:value="0.000053785" calcext:value-type="float">
            <text:p>5.37850E-05</text:p>
          </table:table-cell>
          <table:table-cell table:style-name="ce10" office:value-type="float" office:value="0.000064" calcext:value-type="float">
            <text:p>6.40E-05</text:p>
          </table:table-cell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-0.000003" calcext:value-type="float">
            <text:p>-3.00000E-06</text:p>
          </table:table-cell>
          <table:table-cell table:style-name="Default"/>
          <table:table-cell table:style-name="ce5" office:value-type="string" calcext:value-type="string">
            <text:p>2 В</text:p>
          </table:table-cell>
          <table:table-cell table:style-name="ce7" table:formula="of:=SUM([.B1:.B228])*0.0000032" office:value-type="float" office:value="0.0005688697728" calcext:value-type="float">
            <text:p>5.68870E-04</text:p>
          </table:table-cell>
          <table:table-cell table:style-name="ce9" office:value-type="float" office:value="0.00059257" calcext:value-type="float">
            <text:p>5.92570E-04</text:p>
          </table:table-cell>
          <table:table-cell table:style-name="ce11" office:value-type="float" office:value="0.00064" calcext:value-type="float">
            <text:p>6.40E-04</text:p>
          </table:table-cell>
        </table:table-row>
        <table:table-row table:style-name="ro1">
          <table:table-cell office:value-type="float" office:value="-0.000012" calcext:value-type="float">
            <text:p>-1.2E-05</text:p>
          </table:table-cell>
          <table:table-cell office:value-type="float" office:value="0.000002" calcext:value-type="float">
            <text:p>2.00000E-06</text:p>
          </table:table-cell>
          <table:table-cell table:number-columns-repeated="5"/>
        </table:table-row>
        <table:table-row table:style-name="ro1">
          <table:table-cell office:value-type="float" office:value="0.000033" calcext:value-type="float">
            <text:p>3.3E-05</text:p>
          </table:table-cell>
          <table:table-cell office:value-type="float" office:value="0.00042" calcext:value-type="float">
            <text:p>4.20000E-04</text:p>
          </table:table-cell>
          <table:table-cell table:number-columns-repeated="5"/>
        </table:table-row>
        <table:table-row table:style-name="ro1">
          <table:table-cell office:value-type="float" office:value="0.000237" calcext:value-type="float">
            <text:p>0.000237</text:p>
          </table:table-cell>
          <table:table-cell office:value-type="float" office:value="0.002607" calcext:value-type="float">
            <text:p>2.60700E-03</text:p>
          </table:table-cell>
          <table:table-cell table:number-columns-repeated="5"/>
        </table:table-row>
        <table:table-row table:style-name="ro1">
          <table:table-cell office:value-type="float" office:value="0.000383" calcext:value-type="float">
            <text:p>0.000383</text:p>
          </table:table-cell>
          <table:table-cell office:value-type="float" office:value="0.004169" calcext:value-type="float">
            <text:p>4.16900E-03</text:p>
          </table:table-cell>
          <table:table-cell table:number-columns-repeated="5"/>
        </table:table-row>
        <table:table-row table:style-name="ro1">
          <table:table-cell office:value-type="float" office:value="0.000249" calcext:value-type="float">
            <text:p>0.000249</text:p>
          </table:table-cell>
          <table:table-cell office:value-type="float" office:value="0.002734" calcext:value-type="float">
            <text:p>2.73400E-03</text:p>
          </table:table-cell>
          <table:table-cell table:number-columns-repeated="5"/>
        </table:table-row>
        <table:table-row table:style-name="ro1">
          <table:table-cell office:value-type="float" office:value="0.000394" calcext:value-type="float">
            <text:p>0.000394</text:p>
          </table:table-cell>
          <table:table-cell office:value-type="float" office:value="0.004332" calcext:value-type="float">
            <text:p>4.33200E-03</text:p>
          </table:table-cell>
          <table:table-cell table:number-columns-repeated="5"/>
        </table:table-row>
        <table:table-row table:style-name="ro1">
          <table:table-cell office:value-type="float" office:value="0.000264" calcext:value-type="float">
            <text:p>0.000264</text:p>
          </table:table-cell>
          <table:table-cell office:value-type="float" office:value="0.002932" calcext:value-type="float">
            <text:p>2.93200E-03</text:p>
          </table:table-cell>
          <table:table-cell table:number-columns-repeated="5"/>
        </table:table-row>
        <table:table-row table:style-name="ro1">
          <table:table-cell office:value-type="float" office:value="0.000314" calcext:value-type="float">
            <text:p>0.000314</text:p>
          </table:table-cell>
          <table:table-cell office:value-type="float" office:value="0.003442" calcext:value-type="float">
            <text:p>3.44200E-03</text:p>
          </table:table-cell>
          <table:table-cell table:number-columns-repeated="5"/>
        </table:table-row>
        <table:table-row table:style-name="ro1">
          <table:table-cell office:value-type="float" office:value="0.000422" calcext:value-type="float">
            <text:p>0.000422</text:p>
          </table:table-cell>
          <table:table-cell office:value-type="float" office:value="0.004636" calcext:value-type="float">
            <text:p>4.63600E-03</text:p>
          </table:table-cell>
          <table:table-cell table:number-columns-repeated="5"/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1089" calcext:value-type="float">
            <text:p>1.08900E-03</text:p>
          </table:table-cell>
          <table:table-cell table:number-columns-repeated="5"/>
        </table:table-row>
        <table:table-row table:style-name="ro1">
          <table:table-cell office:value-type="float" office:value="0.000652" calcext:value-type="float">
            <text:p>0.000652</text:p>
          </table:table-cell>
          <table:table-cell office:value-type="float" office:value="0.007138" calcext:value-type="float">
            <text:p>7.13800E-03</text:p>
          </table:table-cell>
          <table:table-cell table:number-columns-repeated="5"/>
        </table:table-row>
        <table:table-row table:style-name="ro1">
          <table:table-cell office:value-type="float" office:value="-0.000071" calcext:value-type="float">
            <text:p>-7.1E-05</text:p>
          </table:table-cell>
          <table:table-cell office:value-type="float" office:value="-0.000784" calcext:value-type="float">
            <text:p>-7.84000E-04</text:p>
          </table:table-cell>
          <table:table-cell table:number-columns-repeated="5"/>
        </table:table-row>
        <table:table-row table:style-name="ro1">
          <table:table-cell office:value-type="float" office:value="0.000676" calcext:value-type="float">
            <text:p>0.000676</text:p>
          </table:table-cell>
          <table:table-cell office:value-type="float" office:value="0.007473" calcext:value-type="float">
            <text:p>7.47300E-03</text:p>
          </table:table-cell>
          <table:table-cell table:number-columns-repeated="5"/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124" calcext:value-type="float">
            <text:p>1.24000E-03</text:p>
          </table:table-cell>
          <table:table-cell table:number-columns-repeated="5"/>
        </table:table-row>
        <table:table-row table:style-name="ro1">
          <table:table-cell office:value-type="float" office:value="0.000223" calcext:value-type="float">
            <text:p>0.000223</text:p>
          </table:table-cell>
          <table:table-cell office:value-type="float" office:value="0.002514" calcext:value-type="float">
            <text:p>2.51400E-03</text:p>
          </table:table-cell>
          <table:table-cell table:number-columns-repeated="5"/>
        </table:table-row>
        <table:table-row table:style-name="ro1">
          <table:table-cell office:value-type="float" office:value="0.000833" calcext:value-type="float">
            <text:p>0.000833</text:p>
          </table:table-cell>
          <table:table-cell office:value-type="float" office:value="0.009114" calcext:value-type="float">
            <text:p>9.11400E-03</text:p>
          </table:table-cell>
          <table:table-cell table:number-columns-repeated="5"/>
        </table:table-row>
        <table:table-row table:style-name="ro1">
          <table:table-cell office:value-type="float" office:value="-0.000687" calcext:value-type="float">
            <text:p>-0.000687</text:p>
          </table:table-cell>
          <table:table-cell office:value-type="float" office:value="-0.007571" calcext:value-type="float">
            <text:p>-7.57100E-03</text:p>
          </table:table-cell>
          <table:table-cell table:number-columns-repeated="5"/>
        </table:table-row>
        <table:table-row table:style-name="ro1">
          <table:table-cell office:value-type="float" office:value="0.001809" calcext:value-type="float">
            <text:p>0.001809</text:p>
          </table:table-cell>
          <table:table-cell office:value-type="float" office:value="0.019936" calcext:value-type="float">
            <text:p>1.99360E-02</text:p>
          </table:table-cell>
          <table:table-cell table:number-columns-repeated="5"/>
        </table:table-row>
        <table:table-row table:style-name="ro1">
          <table:table-cell office:value-type="float" office:value="-0.001532" calcext:value-type="float">
            <text:p>-0.001532</text:p>
          </table:table-cell>
          <table:table-cell office:value-type="float" office:value="-0.01692" calcext:value-type="float">
            <text:p>-1.69200E-02</text:p>
          </table:table-cell>
          <table:table-cell table:number-columns-repeated="5"/>
        </table:table-row>
        <table:table-row table:style-name="ro1">
          <table:table-cell office:value-type="float" office:value="0.002279" calcext:value-type="float">
            <text:p>0.002279</text:p>
          </table:table-cell>
          <table:table-cell office:value-type="float" office:value="0.025125" calcext:value-type="float">
            <text:p>2.51250E-02</text:p>
          </table:table-cell>
          <table:table-cell table:number-columns-repeated="5"/>
        </table:table-row>
        <table:table-row table:style-name="ro1">
          <table:table-cell office:value-type="float" office:value="-0.001344" calcext:value-type="float">
            <text:p>-0.001344</text:p>
          </table:table-cell>
          <table:table-cell office:value-type="float" office:value="-0.014839" calcext:value-type="float">
            <text:p>-1.48390E-02</text:p>
          </table:table-cell>
          <table:table-cell table:number-columns-repeated="5"/>
        </table:table-row>
        <table:table-row table:style-name="ro1">
          <table:table-cell office:value-type="float" office:value="0.001101" calcext:value-type="float">
            <text:p>0.001101</text:p>
          </table:table-cell>
          <table:table-cell office:value-type="float" office:value="0.012139" calcext:value-type="float">
            <text:p>1.21390E-02</text:p>
          </table:table-cell>
          <table:table-cell table:number-columns-repeated="5"/>
        </table:table-row>
        <table:table-row table:style-name="ro1">
          <table:table-cell office:value-type="float" office:value="0.001357" calcext:value-type="float">
            <text:p>0.001357</text:p>
          </table:table-cell>
          <table:table-cell office:value-type="float" office:value="0.014941" calcext:value-type="float">
            <text:p>1.49410E-02</text:p>
          </table:table-cell>
          <table:table-cell table:number-columns-repeated="5"/>
        </table:table-row>
        <table:table-row table:style-name="ro1">
          <table:table-cell office:value-type="float" office:value="-0.004059" calcext:value-type="float">
            <text:p>-0.004059</text:p>
          </table:table-cell>
          <table:table-cell office:value-type="float" office:value="-0.044758" calcext:value-type="float">
            <text:p>-4.47580E-02</text:p>
          </table:table-cell>
          <table:table-cell table:number-columns-repeated="5"/>
        </table:table-row>
        <table:table-row table:style-name="ro1">
          <table:table-cell office:value-type="float" office:value="0.092758" calcext:value-type="float">
            <text:p>0.092758</text:p>
          </table:table-cell>
          <table:table-cell office:value-type="float" office:value="1.021447" calcext:value-type="float">
            <text:p>1.02145E+00</text:p>
          </table:table-cell>
          <table:table-cell table:number-columns-repeated="5"/>
        </table:table-row>
        <table:table-row table:style-name="ro1">
          <table:table-cell office:value-type="float" office:value="0.173154" calcext:value-type="float">
            <text:p>0.173154</text:p>
          </table:table-cell>
          <table:table-cell office:value-type="float" office:value="1.907638" calcext:value-type="float">
            <text:p>1.90764E+00</text:p>
          </table:table-cell>
          <table:table-cell table:number-columns-repeated="5"/>
        </table:table-row>
        <table:table-row table:style-name="ro1">
          <table:table-cell office:value-type="float" office:value="0.163809" calcext:value-type="float">
            <text:p>0.163809</text:p>
          </table:table-cell>
          <table:table-cell office:value-type="float" office:value="1.804741" calcext:value-type="float">
            <text:p>1.80474E+00</text:p>
          </table:table-cell>
          <table:table-cell table:number-columns-repeated="5"/>
        </table:table-row>
        <table:table-row table:style-name="ro1">
          <table:table-cell office:value-type="float" office:value="0.169292" calcext:value-type="float">
            <text:p>0.169292</text:p>
          </table:table-cell>
          <table:table-cell office:value-type="float" office:value="1.865197" calcext:value-type="float">
            <text:p>1.86520E+00</text:p>
          </table:table-cell>
          <table:table-cell table:number-columns-repeated="5"/>
        </table:table-row>
        <table:table-row table:style-name="ro1">
          <table:table-cell office:value-type="float" office:value="0.167639" calcext:value-type="float">
            <text:p>0.167639</text:p>
          </table:table-cell>
          <table:table-cell office:value-type="float" office:value="1.846946" calcext:value-type="float">
            <text:p>1.84695E+00</text:p>
          </table:table-cell>
          <table:table-cell table:number-columns-repeated="5"/>
        </table:table-row>
        <table:table-row table:style-name="ro1">
          <table:table-cell office:value-type="float" office:value="0.166995" calcext:value-type="float">
            <text:p>0.166995</text:p>
          </table:table-cell>
          <table:table-cell office:value-type="float" office:value="1.839775" calcext:value-type="float">
            <text:p>1.83978E+00</text:p>
          </table:table-cell>
          <table:table-cell table:number-columns-repeated="5"/>
        </table:table-row>
        <table:table-row table:style-name="ro1">
          <table:table-cell office:value-type="float" office:value="0.168957" calcext:value-type="float">
            <text:p>0.168957</text:p>
          </table:table-cell>
          <table:table-cell office:value-type="float" office:value="1.861426" calcext:value-type="float">
            <text:p>1.86143E+00</text:p>
          </table:table-cell>
          <table:table-cell table:number-columns-repeated="5"/>
        </table:table-row>
        <table:table-row table:style-name="ro1">
          <table:table-cell office:value-type="float" office:value="0.166472" calcext:value-type="float">
            <text:p>0.166472</text:p>
          </table:table-cell>
          <table:table-cell office:value-type="float" office:value="1.834085" calcext:value-type="float">
            <text:p>1.83409E+00</text:p>
          </table:table-cell>
          <table:table-cell table:number-columns-repeated="5"/>
        </table:table-row>
        <table:table-row table:style-name="ro1">
          <table:table-cell office:value-type="float" office:value="0.168877" calcext:value-type="float">
            <text:p>0.168877</text:p>
          </table:table-cell>
          <table:table-cell office:value-type="float" office:value="1.860609" calcext:value-type="float">
            <text:p>1.86061E+00</text:p>
          </table:table-cell>
          <table:table-cell table:number-columns-repeated="5"/>
        </table:table-row>
        <table:table-row table:style-name="ro1">
          <table:table-cell office:value-type="float" office:value="0.16694" calcext:value-type="float">
            <text:p>0.16694</text:p>
          </table:table-cell>
          <table:table-cell office:value-type="float" office:value="1.839205" calcext:value-type="float">
            <text:p>1.83921E+00</text:p>
          </table:table-cell>
          <table:table-cell table:number-columns-repeated="5"/>
        </table:table-row>
        <table:table-row table:style-name="ro1">
          <table:table-cell office:value-type="float" office:value="0.168228" calcext:value-type="float">
            <text:p>0.168228</text:p>
          </table:table-cell>
          <table:table-cell office:value-type="float" office:value="1.853391" calcext:value-type="float">
            <text:p>1.85339E+00</text:p>
          </table:table-cell>
          <table:table-cell table:number-columns-repeated="5"/>
        </table:table-row>
        <table:table-row table:style-name="ro1">
          <table:table-cell office:value-type="float" office:value="0.167603" calcext:value-type="float">
            <text:p>0.167603</text:p>
          </table:table-cell>
          <table:table-cell office:value-type="float" office:value="1.84662" calcext:value-type="float">
            <text:p>1.84662E+00</text:p>
          </table:table-cell>
          <table:table-cell table:number-columns-repeated="5"/>
        </table:table-row>
        <table:table-row table:style-name="ro1">
          <table:table-cell office:value-type="float" office:value="0.167664" calcext:value-type="float">
            <text:p>0.167664</text:p>
          </table:table-cell>
          <table:table-cell office:value-type="float" office:value="1.84725" calcext:value-type="float">
            <text:p>1.84725E+00</text:p>
          </table:table-cell>
          <table:table-cell table:number-columns-repeated="5"/>
        </table:table-row>
        <table:table-row table:style-name="ro1">
          <table:table-cell office:value-type="float" office:value="0.167988" calcext:value-type="float">
            <text:p>0.167988</text:p>
          </table:table-cell>
          <table:table-cell office:value-type="float" office:value="1.850784" calcext:value-type="float">
            <text:p>1.85078E+00</text:p>
          </table:table-cell>
          <table:table-cell table:number-columns-repeated="5"/>
        </table:table-row>
        <table:table-row table:style-name="ro1">
          <table:table-cell office:value-type="float" office:value="0.167485" calcext:value-type="float">
            <text:p>0.167485</text:p>
          </table:table-cell>
          <table:table-cell office:value-type="float" office:value="1.845291" calcext:value-type="float">
            <text:p>1.84529E+00</text:p>
          </table:table-cell>
          <table:table-cell table:number-columns-repeated="5"/>
        </table:table-row>
        <table:table-row table:style-name="ro1">
          <table:table-cell office:value-type="float" office:value="0.167998" calcext:value-type="float">
            <text:p>0.167998</text:p>
          </table:table-cell>
          <table:table-cell office:value-type="float" office:value="1.850857" calcext:value-type="float">
            <text:p>1.85086E+00</text:p>
          </table:table-cell>
          <table:table-cell table:number-columns-repeated="5"/>
        </table:table-row>
        <table:table-row table:style-name="ro1">
          <table:table-cell office:value-type="float" office:value="0.167596" calcext:value-type="float">
            <text:p>0.167596</text:p>
          </table:table-cell>
          <table:table-cell office:value-type="float" office:value="1.846471" calcext:value-type="float">
            <text:p>1.84647E+00</text:p>
          </table:table-cell>
          <table:table-cell table:number-columns-repeated="5"/>
        </table:table-row>
        <table:table-row table:style-name="ro1">
          <table:table-cell office:value-type="float" office:value="0.167829" calcext:value-type="float">
            <text:p>0.167829</text:p>
          </table:table-cell>
          <table:table-cell office:value-type="float" office:value="1.849132" calcext:value-type="float">
            <text:p>1.84913E+00</text:p>
          </table:table-cell>
          <table:table-cell table:number-columns-repeated="5"/>
        </table:table-row>
        <table:table-row table:style-name="ro1">
          <table:table-cell office:value-type="float" office:value="0.16775" calcext:value-type="float">
            <text:p>0.16775</text:p>
          </table:table-cell>
          <table:table-cell office:value-type="float" office:value="1.848158" calcext:value-type="float">
            <text:p>1.84816E+00</text:p>
          </table:table-cell>
          <table:table-cell table:number-columns-repeated="5"/>
        </table:table-row>
        <table:table-row table:style-name="ro1">
          <table:table-cell office:value-type="float" office:value="0.167728" calcext:value-type="float">
            <text:p>0.167728</text:p>
          </table:table-cell>
          <table:table-cell office:value-type="float" office:value="1.847874" calcext:value-type="float">
            <text:p>1.84787E+00</text:p>
          </table:table-cell>
          <table:table-cell table:number-columns-repeated="5"/>
        </table:table-row>
        <table:table-row table:style-name="ro1">
          <table:table-cell office:value-type="float" office:value="0.167821" calcext:value-type="float">
            <text:p>0.167821</text:p>
          </table:table-cell>
          <table:table-cell office:value-type="float" office:value="1.848831" calcext:value-type="float">
            <text:p>1.84883E+00</text:p>
          </table:table-cell>
          <table:table-cell table:number-columns-repeated="5"/>
        </table:table-row>
        <table:table-row table:style-name="ro1">
          <table:table-cell office:value-type="float" office:value="0.167698" calcext:value-type="float">
            <text:p>0.167698</text:p>
          </table:table-cell>
          <table:table-cell office:value-type="float" office:value="1.847541" calcext:value-type="float">
            <text:p>1.84754E+00</text:p>
          </table:table-cell>
          <table:table-cell table:number-columns-repeated="5"/>
        </table:table-row>
        <table:table-row table:style-name="ro1">
          <table:table-cell office:value-type="float" office:value="0.167868" calcext:value-type="float">
            <text:p>0.167868</text:p>
          </table:table-cell>
          <table:table-cell office:value-type="float" office:value="1.849553" calcext:value-type="float">
            <text:p>1.84955E+00</text:p>
          </table:table-cell>
          <table:table-cell table:number-columns-repeated="5"/>
        </table:table-row>
        <table:table-row table:style-name="ro1">
          <table:table-cell office:value-type="float" office:value="0.168041" calcext:value-type="float">
            <text:p>0.168041</text:p>
          </table:table-cell>
          <table:table-cell office:value-type="float" office:value="1.851417" calcext:value-type="float">
            <text:p>1.85142E+00</text:p>
          </table:table-cell>
          <table:table-cell table:number-columns-repeated="5"/>
        </table:table-row>
        <table:table-row table:style-name="ro1">
          <table:table-cell office:value-type="float" office:value="0.168064" calcext:value-type="float">
            <text:p>0.168064</text:p>
          </table:table-cell>
          <table:table-cell office:value-type="float" office:value="1.85174" calcext:value-type="float">
            <text:p>1.85174E+00</text:p>
          </table:table-cell>
          <table:table-cell table:number-columns-repeated="5"/>
        </table:table-row>
        <table:table-row table:style-name="ro1">
          <table:table-cell office:value-type="float" office:value="0.168074" calcext:value-type="float">
            <text:p>0.168074</text:p>
          </table:table-cell>
          <table:table-cell office:value-type="float" office:value="1.851761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89" calcext:value-type="float">
            <text:p>0.168089</text:p>
          </table:table-cell>
          <table:table-cell office:value-type="float" office:value="1.85177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8" calcext:value-type="float">
            <text:p>0.16808</text:p>
          </table:table-cell>
          <table:table-cell office:value-type="float" office:value="1.85176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75" calcext:value-type="float">
            <text:p>0.168075</text:p>
          </table:table-cell>
          <table:table-cell office:value-type="float" office:value="1.851763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8" calcext:value-type="float">
            <text:p>0.16808</text:p>
          </table:table-cell>
          <table:table-cell office:value-type="float" office:value="1.85177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78" calcext:value-type="float">
            <text:p>0.168078</text:p>
          </table:table-cell>
          <table:table-cell office:value-type="float" office:value="1.85176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74" calcext:value-type="float">
            <text:p>0.168074</text:p>
          </table:table-cell>
          <table:table-cell office:value-type="float" office:value="1.85176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81" calcext:value-type="float">
            <text:p>0.168081</text:p>
          </table:table-cell>
          <table:table-cell office:value-type="float" office:value="1.851772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75" calcext:value-type="float">
            <text:p>0.168075</text:p>
          </table:table-cell>
          <table:table-cell office:value-type="float" office:value="1.851778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66" calcext:value-type="float">
            <text:p>0.168066</text:p>
          </table:table-cell>
          <table:table-cell office:value-type="float" office:value="1.85177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82" calcext:value-type="float">
            <text:p>0.168082</text:p>
          </table:table-cell>
          <table:table-cell office:value-type="float" office:value="1.85176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79" calcext:value-type="float">
            <text:p>0.168079</text:p>
          </table:table-cell>
          <table:table-cell office:value-type="float" office:value="1.851763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65" calcext:value-type="float">
            <text:p>0.168065</text:p>
          </table:table-cell>
          <table:table-cell office:value-type="float" office:value="1.851768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74" calcext:value-type="float">
            <text:p>0.168074</text:p>
          </table:table-cell>
          <table:table-cell office:value-type="float" office:value="1.851755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83" calcext:value-type="float">
            <text:p>0.168083</text:p>
          </table:table-cell>
          <table:table-cell office:value-type="float" office:value="1.851762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73" calcext:value-type="float">
            <text:p>0.168073</text:p>
          </table:table-cell>
          <table:table-cell office:value-type="float" office:value="1.851775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3" calcext:value-type="float">
            <text:p>0.168073</text:p>
          </table:table-cell>
          <table:table-cell office:value-type="float" office:value="1.851763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79" calcext:value-type="float">
            <text:p>0.168079</text:p>
          </table:table-cell>
          <table:table-cell office:value-type="float" office:value="1.851776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4" calcext:value-type="float">
            <text:p>0.168074</text:p>
          </table:table-cell>
          <table:table-cell office:value-type="float" office:value="1.851788" calcext:value-type="float">
            <text:p>1.85179E+00</text:p>
          </table:table-cell>
          <table:table-cell table:number-columns-repeated="5"/>
        </table:table-row>
        <table:table-row table:style-name="ro1">
          <table:table-cell office:value-type="float" office:value="0.168074" calcext:value-type="float">
            <text:p>0.168074</text:p>
          </table:table-cell>
          <table:table-cell office:value-type="float" office:value="1.851766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71" calcext:value-type="float">
            <text:p>0.168071</text:p>
          </table:table-cell>
          <table:table-cell office:value-type="float" office:value="1.851761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81" calcext:value-type="float">
            <text:p>0.168081</text:p>
          </table:table-cell>
          <table:table-cell office:value-type="float" office:value="1.851784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86" calcext:value-type="float">
            <text:p>0.168086</text:p>
          </table:table-cell>
          <table:table-cell office:value-type="float" office:value="1.851781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1" calcext:value-type="float">
            <text:p>0.168071</text:p>
          </table:table-cell>
          <table:table-cell office:value-type="float" office:value="1.851772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82" calcext:value-type="float">
            <text:p>0.168082</text:p>
          </table:table-cell>
          <table:table-cell office:value-type="float" office:value="1.851771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78" calcext:value-type="float">
            <text:p>0.168078</text:p>
          </table:table-cell>
          <table:table-cell office:value-type="float" office:value="1.851766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71" calcext:value-type="float">
            <text:p>0.168071</text:p>
          </table:table-cell>
          <table:table-cell office:value-type="float" office:value="1.851775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88" calcext:value-type="float">
            <text:p>0.168088</text:p>
          </table:table-cell>
          <table:table-cell office:value-type="float" office:value="1.851778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9" calcext:value-type="float">
            <text:p>0.168079</text:p>
          </table:table-cell>
          <table:table-cell office:value-type="float" office:value="1.851774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67" calcext:value-type="float">
            <text:p>0.168067</text:p>
          </table:table-cell>
          <table:table-cell office:value-type="float" office:value="1.85178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3" calcext:value-type="float">
            <text:p>0.168073</text:p>
          </table:table-cell>
          <table:table-cell office:value-type="float" office:value="1.851777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2" calcext:value-type="float">
            <text:p>0.168072</text:p>
          </table:table-cell>
          <table:table-cell office:value-type="float" office:value="1.851762" calcext:value-type="float">
            <text:p>1.85176E+00</text:p>
          </table:table-cell>
          <table:table-cell table:number-columns-repeated="5"/>
        </table:table-row>
        <table:table-row table:style-name="ro1">
          <table:table-cell office:value-type="float" office:value="0.168074" calcext:value-type="float">
            <text:p>0.168074</text:p>
          </table:table-cell>
          <table:table-cell office:value-type="float" office:value="1.851777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8" calcext:value-type="float">
            <text:p>0.168078</text:p>
          </table:table-cell>
          <table:table-cell office:value-type="float" office:value="1.851792" calcext:value-type="float">
            <text:p>1.85179E+00</text:p>
          </table:table-cell>
          <table:table-cell table:number-columns-repeated="5"/>
        </table:table-row>
        <table:table-row table:style-name="ro1">
          <table:table-cell office:value-type="float" office:value="0.168078" calcext:value-type="float">
            <text:p>0.168078</text:p>
          </table:table-cell>
          <table:table-cell office:value-type="float" office:value="1.85178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6" calcext:value-type="float">
            <text:p>0.168076</text:p>
          </table:table-cell>
          <table:table-cell office:value-type="float" office:value="1.85178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" calcext:value-type="float">
            <text:p>0.16807</text:p>
          </table:table-cell>
          <table:table-cell office:value-type="float" office:value="1.851777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5" calcext:value-type="float">
            <text:p>0.168075</text:p>
          </table:table-cell>
          <table:table-cell office:value-type="float" office:value="1.851772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77" calcext:value-type="float">
            <text:p>0.168077</text:p>
          </table:table-cell>
          <table:table-cell office:value-type="float" office:value="1.851773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81" calcext:value-type="float">
            <text:p>0.168081</text:p>
          </table:table-cell>
          <table:table-cell office:value-type="float" office:value="1.851775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82" calcext:value-type="float">
            <text:p>0.168082</text:p>
          </table:table-cell>
          <table:table-cell office:value-type="float" office:value="1.851784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2" calcext:value-type="float">
            <text:p>0.168072</text:p>
          </table:table-cell>
          <table:table-cell office:value-type="float" office:value="1.851785" calcext:value-type="float">
            <text:p>1.85179E+00</text:p>
          </table:table-cell>
          <table:table-cell table:number-columns-repeated="5"/>
        </table:table-row>
        <table:table-row table:style-name="ro1">
          <table:table-cell office:value-type="float" office:value="0.168073" calcext:value-type="float">
            <text:p>0.168073</text:p>
          </table:table-cell>
          <table:table-cell office:value-type="float" office:value="1.851773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75" calcext:value-type="float">
            <text:p>0.168075</text:p>
          </table:table-cell>
          <table:table-cell office:value-type="float" office:value="1.851766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68" calcext:value-type="float">
            <text:p>0.168068</text:p>
          </table:table-cell>
          <table:table-cell office:value-type="float" office:value="1.851777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2" calcext:value-type="float">
            <text:p>0.168072</text:p>
          </table:table-cell>
          <table:table-cell office:value-type="float" office:value="1.851782" calcext:value-type="float">
            <text:p>1.85178E+00</text:p>
          </table:table-cell>
          <table:table-cell table:number-columns-repeated="5"/>
        </table:table-row>
        <table:table-row table:style-name="ro1">
          <table:table-cell office:value-type="float" office:value="0.168073" calcext:value-type="float">
            <text:p>0.168073</text:p>
          </table:table-cell>
          <table:table-cell office:value-type="float" office:value="0.000028" calcext:value-type="float">
            <text:p>2.80000E-05</text:p>
          </table:table-cell>
          <table:table-cell table:number-columns-repeated="5"/>
        </table:table-row>
        <table:table-row table:style-name="ro1">
          <table:table-cell office:value-type="float" office:value="0.168071" calcext:value-type="float">
            <text:p>0.168071</text:p>
          </table:table-cell>
          <table:table-cell office:value-type="float" office:value="1.85177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89" calcext:value-type="float">
            <text:p>0.168089</text:p>
          </table:table-cell>
          <table:table-cell office:value-type="float" office:value="0.000028" calcext:value-type="float">
            <text:p>2.80000E-05</text:p>
          </table:table-cell>
          <table:table-cell table:number-columns-repeated="5"/>
        </table:table-row>
        <table:table-row table:style-name="ro1">
          <table:table-cell office:value-type="float" office:value="0.168078" calcext:value-type="float">
            <text:p>0.168078</text:p>
          </table:table-cell>
          <table:table-cell office:value-type="float" office:value="1.851767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68" calcext:value-type="float">
            <text:p>0.168068</text:p>
          </table:table-cell>
          <table:table-cell office:value-type="float" office:value="0.000028" calcext:value-type="float">
            <text:p>2.80000E-05</text:p>
          </table:table-cell>
          <table:table-cell table:number-columns-repeated="5"/>
        </table:table-row>
        <table:table-row table:style-name="ro1">
          <table:table-cell office:value-type="float" office:value="0.168077" calcext:value-type="float">
            <text:p>0.168077</text:p>
          </table:table-cell>
          <table:table-cell office:value-type="float" office:value="1.851766" calcext:value-type="float">
            <text:p>1.85177E+00</text:p>
          </table:table-cell>
          <table:table-cell table:number-columns-repeated="5"/>
        </table:table-row>
        <table:table-row table:style-name="ro1">
          <table:table-cell office:value-type="float" office:value="0.168036" calcext:value-type="float">
            <text:p>0.168036</text:p>
          </table:table-cell>
          <table:table-cell office:value-type="float" office:value="1.851354" calcext:value-type="float">
            <text:p>1.85135E+00</text:p>
          </table:table-cell>
          <table:table-cell table:number-columns-repeated="5"/>
        </table:table-row>
        <table:table-row table:style-name="ro1">
          <table:table-cell office:value-type="float" office:value="0.16784" calcext:value-type="float">
            <text:p>0.16784</text:p>
          </table:table-cell>
          <table:table-cell office:value-type="float" office:value="1.849166" calcext:value-type="float">
            <text:p>1.84917E+00</text:p>
          </table:table-cell>
          <table:table-cell table:number-columns-repeated="5"/>
        </table:table-row>
        <table:table-row table:style-name="ro1">
          <table:table-cell office:value-type="float" office:value="0.167693" calcext:value-type="float">
            <text:p>0.167693</text:p>
          </table:table-cell>
          <table:table-cell office:value-type="float" office:value="1.847609" calcext:value-type="float">
            <text:p>1.84761E+00</text:p>
          </table:table-cell>
          <table:table-cell table:number-columns-repeated="5"/>
        </table:table-row>
        <table:table-row table:style-name="ro1">
          <table:table-cell office:value-type="float" office:value="0.167823" calcext:value-type="float">
            <text:p>0.167823</text:p>
          </table:table-cell>
          <table:table-cell office:value-type="float" office:value="1.849047" calcext:value-type="float">
            <text:p>1.84905E+00</text:p>
          </table:table-cell>
          <table:table-cell table:number-columns-repeated="5"/>
        </table:table-row>
        <table:table-row table:style-name="ro1">
          <table:table-cell office:value-type="float" office:value="0.167686" calcext:value-type="float">
            <text:p>0.167686</text:p>
          </table:table-cell>
          <table:table-cell office:value-type="float" office:value="1.847439" calcext:value-type="float">
            <text:p>1.84744E+00</text:p>
          </table:table-cell>
          <table:table-cell table:number-columns-repeated="5"/>
        </table:table-row>
        <table:table-row table:style-name="ro1">
          <table:table-cell office:value-type="float" office:value="0.167817" calcext:value-type="float">
            <text:p>0.167817</text:p>
          </table:table-cell>
          <table:table-cell office:value-type="float" office:value="1.848853" calcext:value-type="float">
            <text:p>1.84885E+00</text:p>
          </table:table-cell>
          <table:table-cell table:number-columns-repeated="5"/>
        </table:table-row>
        <table:table-row table:style-name="ro1">
          <table:table-cell office:value-type="float" office:value="0.167762" calcext:value-type="float">
            <text:p>0.167762</text:p>
          </table:table-cell>
          <table:table-cell office:value-type="float" office:value="1.848327" calcext:value-type="float">
            <text:p>1.84833E+00</text:p>
          </table:table-cell>
          <table:table-cell table:number-columns-repeated="5"/>
        </table:table-row>
        <table:table-row table:style-name="ro1">
          <table:table-cell office:value-type="float" office:value="0.167656" calcext:value-type="float">
            <text:p>0.167656</text:p>
          </table:table-cell>
          <table:table-cell office:value-type="float" office:value="1.84713" calcext:value-type="float">
            <text:p>1.84713E+00</text:p>
          </table:table-cell>
          <table:table-cell table:number-columns-repeated="5"/>
        </table:table-row>
        <table:table-row table:style-name="ro1">
          <table:table-cell office:value-type="float" office:value="0.167983" calcext:value-type="float">
            <text:p>0.167983</text:p>
          </table:table-cell>
          <table:table-cell office:value-type="float" office:value="1.850694" calcext:value-type="float">
            <text:p>1.85069E+00</text:p>
          </table:table-cell>
          <table:table-cell table:number-columns-repeated="5"/>
        </table:table-row>
        <table:table-row table:style-name="ro1">
          <table:table-cell office:value-type="float" office:value="0.167419" calcext:value-type="float">
            <text:p>0.167419</text:p>
          </table:table-cell>
          <table:table-cell office:value-type="float" office:value="1.844654" calcext:value-type="float">
            <text:p>1.84465E+00</text:p>
          </table:table-cell>
          <table:table-cell table:number-columns-repeated="5"/>
        </table:table-row>
        <table:table-row table:style-name="ro1">
          <table:table-cell office:value-type="float" office:value="0.16815" calcext:value-type="float">
            <text:p>0.16815</text:p>
          </table:table-cell>
          <table:table-cell office:value-type="float" office:value="1.852579" calcext:value-type="float">
            <text:p>1.85258E+00</text:p>
          </table:table-cell>
          <table:table-cell table:number-columns-repeated="5"/>
        </table:table-row>
        <table:table-row table:style-name="ro1">
          <table:table-cell office:value-type="float" office:value="0.167405" calcext:value-type="float">
            <text:p>0.167405</text:p>
          </table:table-cell>
          <table:table-cell office:value-type="float" office:value="1.844293" calcext:value-type="float">
            <text:p>1.84429E+00</text:p>
          </table:table-cell>
          <table:table-cell table:number-columns-repeated="5"/>
        </table:table-row>
        <table:table-row table:style-name="ro1">
          <table:table-cell office:value-type="float" office:value="0.167959" calcext:value-type="float">
            <text:p>0.167959</text:p>
          </table:table-cell>
          <table:table-cell office:value-type="float" office:value="0.000028" calcext:value-type="float">
            <text:p>2.80000E-05</text:p>
          </table:table-cell>
          <table:table-cell table:number-columns-repeated="5"/>
        </table:table-row>
        <table:table-row table:style-name="ro1">
          <table:table-cell office:value-type="float" office:value="0.167839" calcext:value-type="float">
            <text:p>0.167839</text:p>
          </table:table-cell>
          <table:table-cell office:value-type="float" office:value="1.849267" calcext:value-type="float">
            <text:p>1.84927E+00</text:p>
          </table:table-cell>
          <table:table-cell table:number-columns-repeated="5"/>
        </table:table-row>
        <table:table-row table:style-name="ro1">
          <table:table-cell office:value-type="float" office:value="0.167239" calcext:value-type="float">
            <text:p>0.167239</text:p>
          </table:table-cell>
          <table:table-cell office:value-type="float" office:value="1.842652" calcext:value-type="float">
            <text:p>1.84265E+00</text:p>
          </table:table-cell>
          <table:table-cell table:number-columns-repeated="5"/>
        </table:table-row>
        <table:table-row table:style-name="ro1">
          <table:table-cell office:value-type="float" office:value="0.168764" calcext:value-type="float">
            <text:p>0.168764</text:p>
          </table:table-cell>
          <table:table-cell office:value-type="float" office:value="1.859352" calcext:value-type="float">
            <text:p>1.85935E+00</text:p>
          </table:table-cell>
          <table:table-cell table:number-columns-repeated="5"/>
        </table:table-row>
        <table:table-row table:style-name="ro1">
          <table:table-cell office:value-type="float" office:value="0.166262" calcext:value-type="float">
            <text:p>0.166262</text:p>
          </table:table-cell>
          <table:table-cell office:value-type="float" office:value="1.831831" calcext:value-type="float">
            <text:p>1.83183E+00</text:p>
          </table:table-cell>
          <table:table-cell table:number-columns-repeated="5"/>
        </table:table-row>
        <table:table-row table:style-name="ro1">
          <table:table-cell office:value-type="float" office:value="0.16961" calcext:value-type="float">
            <text:p>0.16961</text:p>
          </table:table-cell>
          <table:table-cell office:value-type="float" office:value="1.868721" calcext:value-type="float">
            <text:p>1.86872E+00</text:p>
          </table:table-cell>
          <table:table-cell table:number-columns-repeated="5"/>
        </table:table-row>
        <table:table-row table:style-name="ro1">
          <table:table-cell office:value-type="float" office:value="0.1658" calcext:value-type="float">
            <text:p>0.1658</text:p>
          </table:table-cell>
          <table:table-cell office:value-type="float" office:value="1.826643" calcext:value-type="float">
            <text:p>1.82664E+00</text:p>
          </table:table-cell>
          <table:table-cell table:number-columns-repeated="5"/>
        </table:table-row>
        <table:table-row table:style-name="ro1">
          <table:table-cell office:value-type="float" office:value="0.169426" calcext:value-type="float">
            <text:p>0.169426</text:p>
          </table:table-cell>
          <table:table-cell office:value-type="float" office:value="1.866609" calcext:value-type="float">
            <text:p>1.86661E+00</text:p>
          </table:table-cell>
          <table:table-cell table:number-columns-repeated="5"/>
        </table:table-row>
        <table:table-row table:style-name="ro1">
          <table:table-cell office:value-type="float" office:value="0.16699" calcext:value-type="float">
            <text:p>0.16699</text:p>
          </table:table-cell>
          <table:table-cell office:value-type="float" office:value="1.83966" calcext:value-type="float">
            <text:p>1.83966E+00</text:p>
          </table:table-cell>
          <table:table-cell table:number-columns-repeated="5"/>
        </table:table-row>
        <table:table-row table:style-name="ro1">
          <table:table-cell office:value-type="float" office:value="0.166703" calcext:value-type="float">
            <text:p>0.166703</text:p>
          </table:table-cell>
          <table:table-cell office:value-type="float" office:value="1.836799" calcext:value-type="float">
            <text:p>1.83680E+00</text:p>
          </table:table-cell>
          <table:table-cell table:number-columns-repeated="5"/>
        </table:table-row>
        <table:table-row table:style-name="ro1">
          <table:table-cell office:value-type="float" office:value="0.17216" calcext:value-type="float">
            <text:p>0.17216</text:p>
          </table:table-cell>
          <table:table-cell office:value-type="float" office:value="1.896625" calcext:value-type="float">
            <text:p>1.89663E+00</text:p>
          </table:table-cell>
          <table:table-cell table:number-columns-repeated="5"/>
        </table:table-row>
        <table:table-row table:style-name="ro1">
          <table:table-cell office:value-type="float" office:value="0.075398" calcext:value-type="float">
            <text:p>0.075398</text:p>
          </table:table-cell>
          <table:table-cell office:value-type="float" office:value="0.830336" calcext:value-type="float">
            <text:p>8.30336E-01</text:p>
          </table:table-cell>
          <table:table-cell table:number-columns-repeated="5"/>
        </table:table-row>
        <table:table-row table:style-name="ro1">
          <table:table-cell office:value-type="float" office:value="-0.005068" calcext:value-type="float">
            <text:p>-0.005068</text:p>
          </table:table-cell>
          <table:table-cell office:value-type="float" office:value="-0.055979" calcext:value-type="float">
            <text:p>-5.59790E-02</text:p>
          </table:table-cell>
          <table:table-cell table:number-columns-repeated="5"/>
        </table:table-row>
        <table:table-row table:style-name="ro1">
          <table:table-cell office:value-type="float" office:value="0.004259" calcext:value-type="float">
            <text:p>0.004259</text:p>
          </table:table-cell>
          <table:table-cell office:value-type="float" office:value="0.047058" calcext:value-type="float">
            <text:p>4.70580E-02</text:p>
          </table:table-cell>
          <table:table-cell table:number-columns-repeated="5"/>
        </table:table-row>
        <table:table-row table:style-name="ro1">
          <table:table-cell office:value-type="float" office:value="-0.001213" calcext:value-type="float">
            <text:p>-0.001213</text:p>
          </table:table-cell>
          <table:table-cell office:value-type="float" office:value="-0.013425" calcext:value-type="float">
            <text:p>-1.34250E-02</text:p>
          </table:table-cell>
          <table:table-cell table:number-columns-repeated="5"/>
        </table:table-row>
        <table:table-row table:style-name="ro1">
          <table:table-cell office:value-type="float" office:value="0.000431" calcext:value-type="float">
            <text:p>0.000431</text:p>
          </table:table-cell>
          <table:table-cell office:value-type="float" office:value="0.004826" calcext:value-type="float">
            <text:p>4.82600E-03</text:p>
          </table:table-cell>
          <table:table-cell table:number-columns-repeated="5"/>
        </table:table-row>
        <table:table-row table:style-name="ro1">
          <table:table-cell office:value-type="float" office:value="0.001094" calcext:value-type="float">
            <text:p>0.001094</text:p>
          </table:table-cell>
          <table:table-cell office:value-type="float" office:value="0.012009" calcext:value-type="float">
            <text:p>1.20090E-02</text:p>
          </table:table-cell>
          <table:table-cell table:number-columns-repeated="5"/>
        </table:table-row>
        <table:table-row table:style-name="ro1">
          <table:table-cell office:value-type="float" office:value="-0.000874" calcext:value-type="float">
            <text:p>-0.000874</text:p>
          </table:table-cell>
          <table:table-cell office:value-type="float" office:value="-0.009666" calcext:value-type="float">
            <text:p>-9.66600E-03</text:p>
          </table:table-cell>
          <table:table-cell table:number-columns-repeated="5"/>
        </table:table-row>
        <table:table-row table:style-name="ro1">
          <table:table-cell office:value-type="float" office:value="0.001602" calcext:value-type="float">
            <text:p>0.001602</text:p>
          </table:table-cell>
          <table:table-cell office:value-type="float" office:value="0.017703" calcext:value-type="float">
            <text:p>1.77030E-02</text:p>
          </table:table-cell>
          <table:table-cell table:number-columns-repeated="5"/>
        </table:table-row>
        <table:table-row table:style-name="ro1">
          <table:table-cell office:value-type="float" office:value="-0.000805" calcext:value-type="float">
            <text:p>-0.000805</text:p>
          </table:table-cell>
          <table:table-cell office:value-type="float" office:value="-0.008843" calcext:value-type="float">
            <text:p>-8.84300E-03</text:p>
          </table:table-cell>
          <table:table-cell table:number-columns-repeated="5"/>
        </table:table-row>
        <table:table-row table:style-name="ro1">
          <table:table-cell office:value-type="float" office:value="0.001135" calcext:value-type="float">
            <text:p>0.001135</text:p>
          </table:table-cell>
          <table:table-cell office:value-type="float" office:value="0.012563" calcext:value-type="float">
            <text:p>1.25630E-02</text:p>
          </table:table-cell>
          <table:table-cell table:number-columns-repeated="5"/>
        </table:table-row>
        <table:table-row table:style-name="ro1">
          <table:table-cell office:value-type="float" office:value="-0.000151" calcext:value-type="float">
            <text:p>-0.000151</text:p>
          </table:table-cell>
          <table:table-cell office:value-type="float" office:value="-0.001624" calcext:value-type="float">
            <text:p>-1.62400E-03</text:p>
          </table:table-cell>
          <table:table-cell table:number-columns-repeated="5"/>
        </table:table-row>
        <table:table-row table:style-name="ro1">
          <table:table-cell office:value-type="float" office:value="0.000469" calcext:value-type="float">
            <text:p>0.000469</text:p>
          </table:table-cell>
          <table:table-cell office:value-type="float" office:value="0.005157" calcext:value-type="float">
            <text:p>5.15700E-03</text:p>
          </table:table-cell>
          <table:table-cell table:number-columns-repeated="5"/>
        </table:table-row>
        <table:table-row table:style-name="ro1">
          <table:table-cell office:value-type="float" office:value="0.000414" calcext:value-type="float">
            <text:p>0.000414</text:p>
          </table:table-cell>
          <table:table-cell office:value-type="float" office:value="0.004543" calcext:value-type="float">
            <text:p>4.54300E-03</text:p>
          </table:table-cell>
          <table:table-cell table:number-columns-repeated="5"/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1004" calcext:value-type="float">
            <text:p>1.00400E-03</text:p>
          </table:table-cell>
          <table:table-cell table:number-columns-repeated="5"/>
        </table:table-row>
        <table:table-row table:style-name="ro1">
          <table:table-cell office:value-type="float" office:value="0.000592" calcext:value-type="float">
            <text:p>0.000592</text:p>
          </table:table-cell>
          <table:table-cell office:value-type="float" office:value="0.006488" calcext:value-type="float">
            <text:p>6.48800E-03</text:p>
          </table:table-cell>
          <table:table-cell table:number-columns-repeated="5"/>
        </table:table-row>
        <table:table-row table:style-name="ro1">
          <table:table-cell office:value-type="float" office:value="0.000088" calcext:value-type="float">
            <text:p>8.8E-05</text:p>
          </table:table-cell>
          <table:table-cell office:value-type="float" office:value="0.000915" calcext:value-type="float">
            <text:p>9.15000E-04</text:p>
          </table:table-cell>
          <table:table-cell table:number-columns-repeated="5"/>
        </table:table-row>
        <table:table-row table:style-name="ro1">
          <table:table-cell office:value-type="float" office:value="0.000482" calcext:value-type="float">
            <text:p>0.000482</text:p>
          </table:table-cell>
          <table:table-cell office:value-type="float" office:value="0.005316" calcext:value-type="float">
            <text:p>5.31600E-03</text:p>
          </table:table-cell>
          <table:table-cell table:number-columns-repeated="5"/>
        </table:table-row>
        <table:table-row table:style-name="ro1">
          <table:table-cell office:value-type="float" office:value="0.000241" calcext:value-type="float">
            <text:p>0.000241</text:p>
          </table:table-cell>
          <table:table-cell office:value-type="float" office:value="0.002668" calcext:value-type="float">
            <text:p>2.66800E-03</text:p>
          </table:table-cell>
          <table:table-cell table:number-columns-repeated="5"/>
        </table:table-row>
        <table:table-row table:style-name="ro1">
          <table:table-cell office:value-type="float" office:value="0.000329" calcext:value-type="float">
            <text:p>0.000329</text:p>
          </table:table-cell>
          <table:table-cell office:value-type="float" office:value="0.003625" calcext:value-type="float">
            <text:p>3.62500E-03</text:p>
          </table:table-cell>
          <table:table-cell table:number-columns-repeated="5"/>
        </table:table-row>
        <table:table-row table:style-name="ro1">
          <table:table-cell office:value-type="float" office:value="0.000347" calcext:value-type="float">
            <text:p>0.000347</text:p>
          </table:table-cell>
          <table:table-cell office:value-type="float" office:value="0.003888" calcext:value-type="float">
            <text:p>3.88800E-03</text:p>
          </table:table-cell>
          <table:table-cell table:number-columns-repeated="5"/>
        </table:table-row>
        <table:table-row table:style-name="ro1">
          <table:table-cell office:value-type="float" office:value="0.000265" calcext:value-type="float">
            <text:p>0.000265</text:p>
          </table:table-cell>
          <table:table-cell office:value-type="float" office:value="0.002946" calcext:value-type="float">
            <text:p>2.94600E-03</text:p>
          </table:table-cell>
          <table:table-cell table:number-columns-repeated="5"/>
        </table:table-row>
        <table:table-row table:style-name="ro1">
          <table:table-cell office:value-type="float" office:value="0.000384" calcext:value-type="float">
            <text:p>0.000384</text:p>
          </table:table-cell>
          <table:table-cell office:value-type="float" office:value="0.004238" calcext:value-type="float">
            <text:p>4.23800E-03</text:p>
          </table:table-cell>
          <table:table-cell table:number-columns-repeated="5"/>
        </table:table-row>
        <table:table-row table:style-name="ro1">
          <table:table-cell office:value-type="float" office:value="0.000204" calcext:value-type="float">
            <text:p>0.000204</text:p>
          </table:table-cell>
          <table:table-cell office:value-type="float" office:value="0.002221" calcext:value-type="float">
            <text:p>2.22100E-03</text:p>
          </table:table-cell>
          <table:table-cell table:number-columns-repeated="5"/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362" calcext:value-type="float">
            <text:p>3.62000E-04</text:p>
          </table:table-cell>
          <table:table-cell table:number-columns-repeated="5"/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25" calcext:value-type="float">
            <text:p>2.50000E-05</text:p>
          </table:table-cell>
          <table:table-cell table:number-columns-repeated="5"/>
        </table:table-row>
        <table:table-row table:style-name="ro1">
          <table:table-cell office:value-type="float" office:value="0.000004" calcext:value-type="float">
            <text:p>4E-06</text:p>
          </table:table-cell>
          <table:table-cell office:value-type="float" office:value="0.000006" calcext:value-type="float">
            <text:p>6.00000E-0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" calcext:value-type="float">
            <text:p>-0.00000E+00</text:p>
          </table:table-cell>
          <table:table-cell table:number-columns-repeated="5"/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05" calcext:value-type="float">
            <text:p>5.00000E-06</text:p>
          </table:table-cell>
          <table:table-cell table:number-columns-repeated="5"/>
        </table:table-row>
        <table:table-row table:style-name="ro1">
          <table:table-cell office:value-type="float" office:value="-0.000004" calcext:value-type="float">
            <text:p>-4E-06</text:p>
          </table:table-cell>
          <table:table-cell office:value-type="float" office:value="0.000011" calcext:value-type="float">
            <text:p>1.10000E-05</text:p>
          </table:table-cell>
          <table:table-cell table:number-columns-repeated="5"/>
        </table:table-row>
        <table:table-row table:style-name="ro1">
          <table:table-cell office:value-type="float" office:value="-0.000006" calcext:value-type="float">
            <text:p>-6E-06</text:p>
          </table:table-cell>
          <table:table-cell office:value-type="float" office:value="0.000003" calcext:value-type="float">
            <text:p>3.00000E-06</text:p>
          </table:table-cell>
          <table:table-cell table:number-columns-repeated="5"/>
        </table:table-row>
        <table:table-row table:style-name="ro1">
          <table:table-cell office:value-type="float" office:value="-0.000006" calcext:value-type="float">
            <text:p>-6E-06</text:p>
          </table:table-cell>
          <table:table-cell office:value-type="float" office:value="0.000007" calcext:value-type="float">
            <text:p>7.00000E-06</text:p>
          </table:table-cell>
          <table:table-cell table:number-columns-repeated="5"/>
        </table:table-row>
        <table:table-row table:style-name="ro1">
          <table:table-cell office:value-type="float" office:value="-0.000009" calcext:value-type="float">
            <text:p>-9E-06</text:p>
          </table:table-cell>
          <table:table-cell office:value-type="float" office:value="0.000007" calcext:value-type="float">
            <text:p>7.00000E-06</text:p>
          </table:table-cell>
          <table:table-cell table:number-columns-repeated="5"/>
        </table:table-row>
        <table:table-row table:style-name="ro1">
          <table:table-cell office:value-type="float" office:value="-0.000004" calcext:value-type="float">
            <text:p>-4E-06</text:p>
          </table:table-cell>
          <table:table-cell office:value-type="float" office:value="0.000009" calcext:value-type="float">
            <text:p>9.00000E-06</text:p>
          </table:table-cell>
          <table:table-cell table:number-columns-repeated="5"/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1" calcext:value-type="float">
            <text:p>1.00000E-05</text:p>
          </table:table-cell>
          <table:table-cell table:number-columns-repeated="5"/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04" calcext:value-type="float">
            <text:p>4.00000E-06</text:p>
          </table:table-cell>
          <table:table-cell table:number-columns-repeated="5"/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.00000E-06</text:p>
          </table:table-cell>
          <table:table-cell table:number-columns-repeated="5"/>
        </table:table-row>
        <table:table-row table:style-name="ro1"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.00000E-06</text:p>
          </table:table-cell>
          <table:table-cell table:number-columns-repeated="5"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-0.000001" calcext:value-type="float">
            <text:p>-1.00000E-06</text:p>
          </table:table-cell>
          <table:table-cell table:number-columns-repeated="5"/>
        </table:table-row>
        <table:table-row table:style-name="ro1">
          <table:table-cell office:value-type="float" office:value="0.000008" calcext:value-type="float">
            <text:p>8E-06</text:p>
          </table:table-cell>
          <table:table-cell office:value-type="float" office:value="-0" calcext:value-type="float">
            <text:p>-0.00000E+00</text:p>
          </table:table-cell>
          <table:table-cell table:number-columns-repeated="5"/>
        </table:table-row>
        <table:table-row table:style-name="ro1">
          <table:table-cell office:value-type="float" office:value="0.000007" calcext:value-type="float">
            <text:p>7E-06</text:p>
          </table:table-cell>
          <table:table-cell office:value-type="float" office:value="-0.000002" calcext:value-type="float">
            <text:p>-2.00000E-0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000E-06</text:p>
          </table:table-cell>
          <table:table-cell table:number-columns-repeated="5"/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" calcext:value-type="float">
            <text:p>0.00000E+00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00001" calcext:value-type="float">
            <text:p>1.00000E-05</text:p>
          </table:table-cell>
          <table:table-cell table:number-columns-repeated="5"/>
        </table:table-row>
        <table:table-row table:style-name="ro1"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.00000E-06</text:p>
          </table:table-cell>
          <table:table-cell table:number-columns-repeated="5"/>
        </table:table-row>
        <table:table-row table:style-name="ro1">
          <table:table-cell office:value-type="float" office:value="-0.000003" calcext:value-type="float">
            <text:p>-3E-06</text:p>
          </table:table-cell>
          <table:table-cell office:value-type="float" office:value="-0.000008" calcext:value-type="float">
            <text:p>-8.00000E-06</text:p>
          </table:table-cell>
          <table:table-cell table:number-columns-repeated="5"/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0.000008" calcext:value-type="float">
            <text:p>8.00000E-06</text:p>
          </table:table-cell>
          <table:table-cell table:number-columns-repeated="5"/>
        </table:table-row>
        <table:table-row table:style-name="ro1"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.00000E-06</text:p>
          </table:table-cell>
          <table:table-cell table:number-columns-repeated="5"/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-0.000009" calcext:value-type="float">
            <text:p>-9.00000E-06</text:p>
          </table:table-cell>
          <table:table-cell table:number-columns-repeated="5"/>
        </table:table-row>
        <table:table-row table:style-name="ro1">
          <table:table-cell office:value-type="float" office:value="-0.000005" calcext:value-type="float">
            <text:p>-5E-06</text:p>
          </table:table-cell>
          <table:table-cell office:value-type="float" office:value="0.000001" calcext:value-type="float">
            <text:p>1.00000E-06</text:p>
          </table:table-cell>
          <table:table-cell table:number-columns-repeated="5"/>
        </table:table-row>
        <table:table-row table:style-name="ro1">
          <table:table-cell office:value-type="float" office:value="-0.000004" calcext:value-type="float">
            <text:p>-4E-06</text:p>
          </table:table-cell>
          <table:table-cell office:value-type="float" office:value="0.000002" calcext:value-type="float">
            <text:p>2.00000E-06</text:p>
          </table:table-cell>
          <table:table-cell table:number-columns-repeated="5"/>
        </table:table-row>
        <table:table-row table:style-name="ro1">
          <table:table-cell office:value-type="float" office:value="0.000006" calcext:value-type="float">
            <text:p>6E-06</text:p>
          </table:table-cell>
          <table:table-cell office:value-type="float" office:value="0.00001" calcext:value-type="float">
            <text:p>1.00000E-05</text:p>
          </table:table-cell>
          <table:table-cell table:number-columns-repeated="5"/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09" calcext:value-type="float">
            <text:p>9.00000E-06</text:p>
          </table:table-cell>
          <table:table-cell table:number-columns-repeated="5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000004" calcext:value-type="float">
            <text:p>-4.00000E-06</text:p>
          </table:table-cell>
          <table:table-cell table:number-columns-repeated="5"/>
        </table:table-row>
        <table:table-row table:style-name="ro1">
          <table:table-cell office:value-type="float" office:value="-0.000004" calcext:value-type="float">
            <text:p>-4E-06</text:p>
          </table:table-cell>
          <table:table-cell office:value-type="float" office:value="0.000002" calcext:value-type="float">
            <text:p>2.00000E-06</text:p>
          </table:table-cell>
          <table:table-cell table:number-columns-repeated="5"/>
        </table:table-row>
        <table:table-row table:style-name="ro1">
          <table:table-cell office:value-type="float" office:value="-0.000009" calcext:value-type="float">
            <text:p>-9E-06</text:p>
          </table:table-cell>
          <table:table-cell office:value-type="float" office:value="0.000004" calcext:value-type="float">
            <text:p>4.00000E-06</text:p>
          </table:table-cell>
          <table:table-cell table:number-columns-repeated="5"/>
        </table:table-row>
        <table:table-row table:style-name="ro1">
          <table:table-cell office:value-type="float" office:value="-0.000005" calcext:value-type="float">
            <text:p>-5E-06</text:p>
          </table:table-cell>
          <table:table-cell office:value-type="float" office:value="0.000003" calcext:value-type="float">
            <text:p>3.00000E-06</text:p>
          </table:table-cell>
          <table:table-cell table:number-columns-repeated="5"/>
        </table:table-row>
        <table:table-row table:style-name="ro1">
          <table:table-cell office:value-type="float" office:value="-0.000004" calcext:value-type="float">
            <text:p>-4E-06</text:p>
          </table:table-cell>
          <table:table-cell office:value-type="float" office:value="0.000009" calcext:value-type="float">
            <text:p>9.00000E-06</text:p>
          </table:table-cell>
          <table:table-cell table:number-columns-repeated="5"/>
        </table:table-row>
        <table:table-row table:style-name="ro1"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.00000E-06</text:p>
          </table:table-cell>
          <table:table-cell table:number-columns-repeated="5"/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-0.000003" calcext:value-type="float">
            <text:p>-3.00000E-06</text:p>
          </table:table-cell>
          <table:table-cell table:number-columns-repeated="5"/>
        </table:table-row>
        <table:table-row table:style-name="ro1">
          <table:table-cell office:value-type="float" office:value="0.000007" calcext:value-type="float">
            <text:p>7E-06</text:p>
          </table:table-cell>
          <table:table-cell office:value-type="float" office:value="-0.000002" calcext:value-type="float">
            <text:p>-2.00000E-06</text:p>
          </table:table-cell>
          <table:table-cell table:number-columns-repeated="5"/>
        </table:table-row>
        <table:table-row table:style-name="ro1">
          <table:table-cell office:value-type="float" office:value="-0.00001" calcext:value-type="float">
            <text:p>-1E-05</text:p>
          </table:table-cell>
          <table:table-cell office:value-type="float" office:value="-0.000006" calcext:value-type="float">
            <text:p>-6.00000E-06</text:p>
          </table:table-cell>
          <table:table-cell table:number-columns-repeated="5"/>
        </table:table-row>
        <table:table-row table:style-name="ro1">
          <table:table-cell office:value-type="float" office:value="-0.000005" calcext:value-type="float">
            <text:p>-5E-06</text:p>
          </table:table-cell>
          <table:table-cell office:value-type="float" office:value="-0.000003" calcext:value-type="float">
            <text:p>-3.00000E-06</text:p>
          </table:table-cell>
          <table:table-cell table:number-columns-repeated="5"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.00000E+00</text:p>
          </table:table-cell>
          <table:table-cell table:number-columns-repeated="5"/>
        </table:table-row>
        <table:table-row table:style-name="ro1">
          <table:table-cell office:value-type="float" office:value="-0.000001" calcext:value-type="float">
            <text:p>-1E-06</text:p>
          </table:table-cell>
          <table:table-cell office:value-type="float" office:value="0.000002" calcext:value-type="float">
            <text:p>2.00000E-06</text:p>
          </table:table-cell>
          <table:table-cell table:number-columns-repeated="5"/>
        </table:table-row>
        <table:table-row table:style-name="ro1"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.00000E-06</text:p>
          </table:table-cell>
          <table:table-cell table:number-columns-repeated="5"/>
        </table:table-row>
        <table:table-row table:style-name="ro1">
          <table:table-cell office:value-type="float" office:value="-0.00001" calcext:value-type="float">
            <text:p>-1E-05</text:p>
          </table:table-cell>
          <table:table-cell office:value-type="float" office:value="0.000009" calcext:value-type="float">
            <text:p>9.00000E-06</text:p>
          </table:table-cell>
          <table:table-cell table:number-columns-repeated="5"/>
        </table:table-row>
        <table:table-row table:style-name="ro1">
          <table:table-cell office:value-type="float" office:value="-0.000006" calcext:value-type="float">
            <text:p>-6E-06</text:p>
          </table:table-cell>
          <table:table-cell office:value-type="float" office:value="-0.000003" calcext:value-type="float">
            <text:p>-3.00000E-06</text:p>
          </table:table-cell>
          <table:table-cell table:number-columns-repeated="5"/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-0.000008" calcext:value-type="float">
            <text:p>-8.00000E-06</text:p>
          </table:table-cell>
          <table:table-cell table:number-columns-repeated="5"/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0.000011" calcext:value-type="float">
            <text:p>1.10000E-05</text:p>
          </table:table-cell>
          <table:table-cell table:number-columns-repeated="5"/>
        </table:table-row>
        <table:table-row table:style-name="ro1"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.00000E-06</text:p>
          </table:table-cell>
          <table:table-cell table:number-columns-repeated="5"/>
        </table:table-row>
        <table:table-row table:style-name="ro1">
          <table:table-cell office:value-type="float" office:value="-0.000005" calcext:value-type="float">
            <text:p>-5E-06</text:p>
          </table:table-cell>
          <table:table-cell office:value-type="float" office:value="0.000002" calcext:value-type="float">
            <text:p>2.00000E-06</text:p>
          </table:table-cell>
          <table:table-cell table:number-columns-repeated="5"/>
        </table:table-row>
        <table:table-row table:style-name="ro1">
          <table:table-cell office:value-type="float" office:value="-0.000002" calcext:value-type="float">
            <text:p>-2E-06</text:p>
          </table:table-cell>
          <table:table-cell office:value-type="float" office:value="-0.000004" calcext:value-type="float">
            <text:p>-4.00000E-06</text:p>
          </table:table-cell>
          <table:table-cell table:number-columns-repeated="5"/>
        </table:table-row>
        <table:table-row table:style-name="ro1"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.00000E-06</text:p>
          </table:table-cell>
          <table:table-cell table:number-columns-repeated="5"/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.00000E-05</text:p>
          </table:table-cell>
          <table:table-cell table:number-columns-repeated="5"/>
        </table:table-row>
        <table:table-row table:style-name="ro1">
          <table:table-cell office:value-type="float" office:value="0.000004" calcext:value-type="float">
            <text:p>4E-06</text:p>
          </table:table-cell>
          <table:table-cell office:value-type="float" office:value="-0.000003" calcext:value-type="float">
            <text:p>-3.00000E-06</text:p>
          </table:table-cell>
          <table:table-cell table:number-columns-repeated="5"/>
        </table:table-row>
        <table:table-row table:style-name="ro1"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.00000E-06</text:p>
          </table:table-cell>
          <table:table-cell table:number-columns-repeated="5"/>
        </table:table-row>
        <table:table-row table:style-name="ro1">
          <table:table-cell office:value-type="float" office:value="0.000009" calcext:value-type="float">
            <text:p>9E-06</text:p>
          </table:table-cell>
          <table:table-cell office:value-type="float" office:value="-0.000003" calcext:value-type="float">
            <text:p>-3.00000E-06</text:p>
          </table:table-cell>
          <table:table-cell table:number-columns-repeated="5"/>
        </table:table-row>
        <table:table-row table:style-name="ro1">
          <table:table-cell office:value-type="float" office:value="0.000003" calcext:value-type="float">
            <text:p>3E-06</text:p>
          </table:table-cell>
          <table:table-cell office:value-type="float" office:value="-0.000003" calcext:value-type="float">
            <text:p>-3.00000E-06</text:p>
          </table:table-cell>
          <table:table-cell table:number-columns-repeated="5"/>
        </table:table-row>
        <table:table-row table:style-name="ro1">
          <table:table-cell office:value-type="float" office:value="-0.000003" calcext:value-type="float">
            <text:p>-3E-06</text:p>
          </table:table-cell>
          <table:table-cell office:value-type="float" office:value="0.000005" calcext:value-type="float">
            <text:p>5.00000E-06</text:p>
          </table:table-cell>
          <table:table-cell table:number-columns-repeated="5"/>
        </table:table-row>
        <table:table-row table:style-name="ro1">
          <table:table-cell office:value-type="float" office:value="0.000005" calcext:value-type="float">
            <text:p>5E-06</text:p>
          </table:table-cell>
          <table:table-cell office:value-type="float" office:value="-0.000009" calcext:value-type="float">
            <text:p>-9.00000E-06</text:p>
          </table:table-cell>
          <table:table-cell table:number-columns-repeated="5"/>
        </table:table-row>
        <table:table-row table:style-name="ro1">
          <table:table-cell office:value-type="float" office:value="-0.000005" calcext:value-type="float">
            <text:p>-5E-06</text:p>
          </table:table-cell>
          <table:table-cell office:value-type="float" office:value="-0.000002" calcext:value-type="float">
            <text:p>-2.00000E-06</text:p>
          </table:table-cell>
          <table:table-cell table:number-columns-repeated="5"/>
        </table:table-row>
        <table:table-row table:style-name="ro1">
          <table:table-cell office:value-type="float" office:value="-0.000003" calcext:value-type="float">
            <text:p>-3E-06</text:p>
          </table:table-cell>
          <table:table-cell office:value-type="float" office:value="0.000006" calcext:value-type="float">
            <text:p>6.00000E-06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.00000E-06</text:p>
          </table:table-cell>
          <table:table-cell table:number-columns-repeated="5"/>
        </table:table-row>
        <table:table-row table:style-name="ro1">
          <table:table-cell office:value-type="float" office:value="-0.000006" calcext:value-type="float">
            <text:p>-6E-06</text:p>
          </table:table-cell>
          <table:table-cell office:value-type="float" office:value="0.000009" calcext:value-type="float">
            <text:p>9.00000E-06</text:p>
          </table:table-cell>
          <table:table-cell table:number-columns-repeated="5"/>
        </table:table-row>
        <table:table-row table:style-name="ro1"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.00000E-06</text:p>
          </table:table-cell>
          <table:table-cell table:number-columns-repeated="5"/>
        </table:table-row>
        <table:table-row table:style-name="ro1">
          <table:table-cell office:value-type="float" office:value="0.000003" calcext:value-type="float">
            <text:p>3E-06</text:p>
          </table:table-cell>
          <table:table-cell office:value-type="float" office:value="-0.000001" calcext:value-type="float">
            <text:p>-1.00000E-06</text:p>
          </table:table-cell>
          <table:table-cell table:number-columns-repeated="5"/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-0.000006" calcext:value-type="float">
            <text:p>-6.00000E-06</text:p>
          </table:table-cell>
          <table:table-cell table:number-columns-repeated="5"/>
        </table:table-row>
        <table:table-row table:style-name="ro1">
          <table:table-cell office:value-type="float" office:value="-0.000002" calcext:value-type="float">
            <text:p>-2E-06</text:p>
          </table:table-cell>
          <table:table-cell office:value-type="float" office:value="-0.000002" calcext:value-type="float">
            <text:p>-2.00000E-06</text:p>
          </table:table-cell>
          <table:table-cell table:number-columns-repeated="5"/>
        </table:table-row>
        <table:table-row table:style-name="ro1">
          <table:table-cell office:value-type="float" office:value="-0.000006" calcext:value-type="float">
            <text:p>-6E-06</text:p>
          </table:table-cell>
          <table:table-cell office:value-type="float" office:value="0.000006" calcext:value-type="float">
            <text:p>6.00000E-06</text:p>
          </table:table-cell>
          <table:table-cell table:number-columns-repeated="5"/>
        </table:table-row>
        <table:table-row table:style-name="ro1">
          <table:table-cell office:value-type="float" office:value="-0.000003" calcext:value-type="float">
            <text:p>-3E-06</text:p>
          </table:table-cell>
          <table:table-cell office:value-type="float" office:value="0.000005" calcext:value-type="float">
            <text:p>5.00000E-06</text:p>
          </table:table-cell>
          <table:table-cell table:number-columns-repeated="5"/>
        </table:table-row>
        <table:table-row table:style-name="ro1">
          <table:table-cell office:value-type="float" office:value="0.000001" calcext:value-type="float">
            <text:p>1E-06</text:p>
          </table:table-cell>
          <table:table-cell office:value-type="float" office:value="-0" calcext:value-type="float">
            <text:p>-0.00000E+00</text:p>
          </table:table-cell>
          <table:table-cell table:number-columns-repeated="5"/>
        </table:table-row>
        <table:table-row table:style-name="ro1">
          <table:table-cell office:value-type="float" office:value="0.000011" calcext:value-type="float">
            <text:p>1.1E-05</text:p>
          </table:table-cell>
          <table:table-cell office:value-type="float" office:value="-0.000001" calcext:value-type="float">
            <text:p>-1.00000E-06</text:p>
          </table:table-cell>
          <table:table-cell table:number-columns-repeated="5"/>
        </table:table-row>
        <table:table-row table:style-name="ro1">
          <table:table-cell office:value-type="float" office:value="-0.000003" calcext:value-type="float">
            <text:p>-3E-06</text:p>
          </table:table-cell>
          <table:table-cell office:value-type="float" office:value="0.000007" calcext:value-type="float">
            <text:p>7.00000E-06</text:p>
          </table:table-cell>
          <table:table-cell table:number-columns-repeated="5"/>
        </table:table-row>
        <table:table-row table:style-name="ro1">
          <table:table-cell office:value-type="float" office:value="-0.000007" calcext:value-type="float">
            <text:p>-7E-06</text:p>
          </table:table-cell>
          <table:table-cell office:value-type="float" office:value="-0.000003" calcext:value-type="float">
            <text:p>-3.00000E-06</text:p>
          </table:table-cell>
          <table:table-cell table:number-columns-repeated="5"/>
        </table:table-row>
        <table:table-row table:style-name="ro1"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.00000E-06</text:p>
          </table:table-cell>
          <table:table-cell table:number-columns-repeated="5"/>
        </table:table-row>
        <table:table-row table:style-name="ro1">
          <table:table-cell office:value-type="float" office:value="0.000005" calcext:value-type="float">
            <text:p>5E-06</text:p>
          </table:table-cell>
          <table:table-cell office:value-type="float" office:value="0" calcext:value-type="float">
            <text:p>0.00000E+00</text:p>
          </table:table-cell>
          <table:table-cell table:number-columns-repeated="5"/>
        </table:table-row>
        <table:table-row table:style-name="ro1">
          <table:table-cell office:value-type="float" office:value="0.000004" calcext:value-type="float">
            <text:p>4E-06</text:p>
          </table:table-cell>
          <table:table-cell office:value-type="float" office:value="-0.000009" calcext:value-type="float">
            <text:p>-9.00000E-06</text:p>
          </table:table-cell>
          <table:table-cell table:number-columns-repeated="5"/>
        </table:table-row>
        <table:table-row table:style-name="ro1">
          <table:table-cell office:value-type="float" office:value="-0.00001" calcext:value-type="float">
            <text:p>-1E-05</text:p>
          </table:table-cell>
          <table:table-cell office:value-type="float" office:value="-0.000002" calcext:value-type="float">
            <text:p>-2.00000E-06</text:p>
          </table:table-cell>
          <table:table-cell table:number-columns-repeated="5"/>
        </table:table-row>
        <table:table-row table:style-name="ro1">
          <table:table-cell office:value-type="float" office:value="-0.000003" calcext:value-type="float">
            <text:p>-3E-06</text:p>
          </table:table-cell>
          <table:table-cell office:value-type="float" office:value="0.000002" calcext:value-type="float">
            <text:p>2.00000E-06</text:p>
          </table:table-cell>
          <table:table-cell table:number-columns-repeated="5"/>
        </table:table-row>
        <table:table-row table:style-name="ro1" table:number-rows-repeated="10483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2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0/00/0000</text:date>, <text:time style:data-style-name="N2" text:time-value="19:57:54.349042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20:14:14.570380238</dc:date>
    <meta:editing-duration>PT24M10S</meta:editing-duration>
    <meta:editing-cycles>25</meta:editing-cycles>
    <meta:generator>LibreOffice/5.3.6.1$Linux_X86_64 LibreOffice_project/30$Build-1</meta:generator>
    <meta:document-statistic meta:table-count="1" meta:cell-count="4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15cm" svg:height="17.405cm" xlink:href=".." xlink:type="simple" chart:class="chart:scatter" chart:style-name="ch1">
        <chart:title svg:x="11.363cm" svg:y="0.483cm" chart:style-name="ch2">
          <text:p>Measured waveform</text:p>
        </chart:title>
        <chart:legend chart:legend-position="end" svg:x="23.851cm" svg:y="8.207cm" style:legend-expansion="high" chart:style-name="ch3"/>
        <chart:plot-area chart:style-name="ch4" table:cell-range-address="wave.A1:wave.B228" chart:data-source-has-labels="row" svg:x="1.497cm" svg:y="1.584cm" svg:width="21.816cm" svg:height="14.544cm">
          <chartooo:coordinate-region svg:x="2.33cm" svg:y="1.758cm" svg:width="20.703cm" svg:height="14.198cm"/>
          <chart:axis chart:dimension="x" chart:name="primary-x" chart:style-name="ch5">
            <chart:title svg:x="11.395cm" svg:y="16.476cm" chart:style-name="ch6">
              <text:p>Time/3.2 mc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5">
            <chart:title svg:x="0.451cm" svg:y="9.641cm" chart:style-name="ch9">
              <text:p>Voltage, V</text:p>
            </chart:title>
            <chart:grid chart:style-name="ch7" chart:class="major"/>
          </chart:axis>
          <chart:series chart:style-name="ch10" chart:values-cell-range-address="wave.A1:wave.A228" loext:label-string="&quot;0.2 Вольта&quot;" chart:class="chart:scatter">
            <chart:data-point chart:repeated="228"/>
          </chart:series>
          <chart:series chart:style-name="ch11" chart:values-cell-range-address="wave.B1:wave.B228" loext:label-string="&quot;2 Вольта&quot;" chart:class="chart:scatter">
            <chart:data-point chart:repeated="2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 Вольта</text:p>
              </table:table-cell>
              <table:table-cell office:value-type="string">
                <text:p>2 Вольт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2">
                <text:p>-0.000002</text:p>
                <draw:g>
                  <svg:desc>wave.A1:wave.A228</svg:desc>
                </draw:g>
              </table:table-cell>
              <table:table-cell office:value-type="float" office:value="-0.000003">
                <text:p>-0.000003</text:p>
                <draw:g>
                  <svg:desc>wave.B1:wave.B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6">
                <text:p>0.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5">
                <text:p>-0.000005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">
                <text:p>0.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1">
                <text:p>-0.000001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12">
                <text:p>-0.00001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33">
                <text:p>0.000033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37">
                <text:p>0.000237</text:p>
              </table:table-cell>
              <table:table-cell office:value-type="float" office:value="0.002607">
                <text:p>0.00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83">
                <text:p>0.000383</text:p>
              </table:table-cell>
              <table:table-cell office:value-type="float" office:value="0.004169">
                <text:p>0.004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49">
                <text:p>0.000249</text:p>
              </table:table-cell>
              <table:table-cell office:value-type="float" office:value="0.002734">
                <text:p>0.002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94">
                <text:p>0.000394</text:p>
              </table:table-cell>
              <table:table-cell office:value-type="float" office:value="0.004332">
                <text:p>0.0043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64">
                <text:p>0.000264</text:p>
              </table:table-cell>
              <table:table-cell office:value-type="float" office:value="0.002932">
                <text:p>0.002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314">
                <text:p>0.000314</text:p>
              </table:table-cell>
              <table:table-cell office:value-type="float" office:value="0.003442">
                <text:p>0.003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422">
                <text:p>0.000422</text:p>
              </table:table-cell>
              <table:table-cell office:value-type="float" office:value="0.004636">
                <text:p>0.004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92">
                <text:p>0.000092</text:p>
              </table:table-cell>
              <table:table-cell office:value-type="float" office:value="0.001089">
                <text:p>0.001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52">
                <text:p>0.000652</text:p>
              </table:table-cell>
              <table:table-cell office:value-type="float" office:value="0.007138">
                <text:p>0.007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71">
                <text:p>-0.000071</text:p>
              </table:table-cell>
              <table:table-cell office:value-type="float" office:value="-0.000784">
                <text:p>-0.000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676">
                <text:p>0.000676</text:p>
              </table:table-cell>
              <table:table-cell office:value-type="float" office:value="0.007473">
                <text:p>0.007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1">
                <text:p>0.00011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23">
                <text:p>0.000223</text:p>
              </table:table-cell>
              <table:table-cell office:value-type="float" office:value="0.002514">
                <text:p>0.002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833">
                <text:p>0.000833</text:p>
              </table:table-cell>
              <table:table-cell office:value-type="float" office:value="0.009114">
                <text:p>0.009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687">
                <text:p>-0.000687</text:p>
              </table:table-cell>
              <table:table-cell office:value-type="float" office:value="-0.007571">
                <text:p>-0.007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809">
                <text:p>0.001809</text:p>
              </table:table-cell>
              <table:table-cell office:value-type="float" office:value="0.019936">
                <text:p>0.019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1532">
                <text:p>-0.001532</text:p>
              </table:table-cell>
              <table:table-cell office:value-type="float" office:value="-0.01692">
                <text:p>-0.01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279">
                <text:p>0.002279</text:p>
              </table:table-cell>
              <table:table-cell office:value-type="float" office:value="0.025125">
                <text:p>0.025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1344">
                <text:p>-0.001344</text:p>
              </table:table-cell>
              <table:table-cell office:value-type="float" office:value="-0.014839">
                <text:p>-0.014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101">
                <text:p>0.001101</text:p>
              </table:table-cell>
              <table:table-cell office:value-type="float" office:value="0.012139">
                <text:p>0.012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357">
                <text:p>0.001357</text:p>
              </table:table-cell>
              <table:table-cell office:value-type="float" office:value="0.014941">
                <text:p>0.014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4059">
                <text:p>-0.004059</text:p>
              </table:table-cell>
              <table:table-cell office:value-type="float" office:value="-0.044758">
                <text:p>-0.0447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2758">
                <text:p>0.092758</text:p>
              </table:table-cell>
              <table:table-cell office:value-type="float" office:value="1.021447">
                <text:p>1.0214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3154">
                <text:p>0.173154</text:p>
              </table:table-cell>
              <table:table-cell office:value-type="float" office:value="1.907638">
                <text:p>1.9076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3809">
                <text:p>0.163809</text:p>
              </table:table-cell>
              <table:table-cell office:value-type="float" office:value="1.804741">
                <text:p>1.804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9292">
                <text:p>0.169292</text:p>
              </table:table-cell>
              <table:table-cell office:value-type="float" office:value="1.865197">
                <text:p>1.8651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7639">
                <text:p>0.167639</text:p>
              </table:table-cell>
              <table:table-cell office:value-type="float" office:value="1.846946">
                <text:p>1.8469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6995">
                <text:p>0.166995</text:p>
              </table:table-cell>
              <table:table-cell office:value-type="float" office:value="1.839775">
                <text:p>1.839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8957">
                <text:p>0.168957</text:p>
              </table:table-cell>
              <table:table-cell office:value-type="float" office:value="1.861426">
                <text:p>1.86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6472">
                <text:p>0.166472</text:p>
              </table:table-cell>
              <table:table-cell office:value-type="float" office:value="1.834085">
                <text:p>1.834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8877">
                <text:p>0.168877</text:p>
              </table:table-cell>
              <table:table-cell office:value-type="float" office:value="1.860609">
                <text:p>1.860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694">
                <text:p>0.16694</text:p>
              </table:table-cell>
              <table:table-cell office:value-type="float" office:value="1.839205">
                <text:p>1.8392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68228">
                <text:p>0.168228</text:p>
              </table:table-cell>
              <table:table-cell office:value-type="float" office:value="1.853391">
                <text:p>1.853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7603">
                <text:p>0.167603</text:p>
              </table:table-cell>
              <table:table-cell office:value-type="float" office:value="1.84662">
                <text:p>1.84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664">
                <text:p>0.167664</text:p>
              </table:table-cell>
              <table:table-cell office:value-type="float" office:value="1.84725">
                <text:p>1.847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7988">
                <text:p>0.167988</text:p>
              </table:table-cell>
              <table:table-cell office:value-type="float" office:value="1.850784">
                <text:p>1.850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7485">
                <text:p>0.167485</text:p>
              </table:table-cell>
              <table:table-cell office:value-type="float" office:value="1.845291">
                <text:p>1.8452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7998">
                <text:p>0.167998</text:p>
              </table:table-cell>
              <table:table-cell office:value-type="float" office:value="1.850857">
                <text:p>1.850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7596">
                <text:p>0.167596</text:p>
              </table:table-cell>
              <table:table-cell office:value-type="float" office:value="1.846471">
                <text:p>1.8464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7829">
                <text:p>0.167829</text:p>
              </table:table-cell>
              <table:table-cell office:value-type="float" office:value="1.849132">
                <text:p>1.849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775">
                <text:p>0.16775</text:p>
              </table:table-cell>
              <table:table-cell office:value-type="float" office:value="1.848158">
                <text:p>1.848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7728">
                <text:p>0.167728</text:p>
              </table:table-cell>
              <table:table-cell office:value-type="float" office:value="1.847874">
                <text:p>1.847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7821">
                <text:p>0.167821</text:p>
              </table:table-cell>
              <table:table-cell office:value-type="float" office:value="1.848831">
                <text:p>1.8488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7698">
                <text:p>0.167698</text:p>
              </table:table-cell>
              <table:table-cell office:value-type="float" office:value="1.847541">
                <text:p>1.847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7868">
                <text:p>0.167868</text:p>
              </table:table-cell>
              <table:table-cell office:value-type="float" office:value="1.849553">
                <text:p>1.849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8041">
                <text:p>0.168041</text:p>
              </table:table-cell>
              <table:table-cell office:value-type="float" office:value="1.851417">
                <text:p>1.8514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8064">
                <text:p>0.168064</text:p>
              </table:table-cell>
              <table:table-cell office:value-type="float" office:value="1.85174">
                <text:p>1.851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8074">
                <text:p>0.168074</text:p>
              </table:table-cell>
              <table:table-cell office:value-type="float" office:value="1.851761">
                <text:p>1.8517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8089">
                <text:p>0.168089</text:p>
              </table:table-cell>
              <table:table-cell office:value-type="float" office:value="1.85177">
                <text:p>1.851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6808">
                <text:p>0.16808</text:p>
              </table:table-cell>
              <table:table-cell office:value-type="float" office:value="1.85176">
                <text:p>1.85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8075">
                <text:p>0.168075</text:p>
              </table:table-cell>
              <table:table-cell office:value-type="float" office:value="1.851763">
                <text:p>1.8517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808">
                <text:p>0.16808</text:p>
              </table:table-cell>
              <table:table-cell office:value-type="float" office:value="1.85177">
                <text:p>1.8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8078">
                <text:p>0.168078</text:p>
              </table:table-cell>
              <table:table-cell office:value-type="float" office:value="1.85176">
                <text:p>1.851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8074">
                <text:p>0.168074</text:p>
              </table:table-cell>
              <table:table-cell office:value-type="float" office:value="1.85176">
                <text:p>1.85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8081">
                <text:p>0.168081</text:p>
              </table:table-cell>
              <table:table-cell office:value-type="float" office:value="1.851772">
                <text:p>1.851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68075">
                <text:p>0.168075</text:p>
              </table:table-cell>
              <table:table-cell office:value-type="float" office:value="1.851778">
                <text:p>1.851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8066">
                <text:p>0.168066</text:p>
              </table:table-cell>
              <table:table-cell office:value-type="float" office:value="1.85177">
                <text:p>1.85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8082">
                <text:p>0.168082</text:p>
              </table:table-cell>
              <table:table-cell office:value-type="float" office:value="1.85176">
                <text:p>1.85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8079">
                <text:p>0.168079</text:p>
              </table:table-cell>
              <table:table-cell office:value-type="float" office:value="1.851763">
                <text:p>1.8517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68065">
                <text:p>0.168065</text:p>
              </table:table-cell>
              <table:table-cell office:value-type="float" office:value="1.851768">
                <text:p>1.8517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8074">
                <text:p>0.168074</text:p>
              </table:table-cell>
              <table:table-cell office:value-type="float" office:value="1.851755">
                <text:p>1.851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68083">
                <text:p>0.168083</text:p>
              </table:table-cell>
              <table:table-cell office:value-type="float" office:value="1.851762">
                <text:p>1.851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8073">
                <text:p>0.168073</text:p>
              </table:table-cell>
              <table:table-cell office:value-type="float" office:value="1.851775">
                <text:p>1.8517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8073">
                <text:p>0.168073</text:p>
              </table:table-cell>
              <table:table-cell office:value-type="float" office:value="1.851763">
                <text:p>1.8517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8079">
                <text:p>0.168079</text:p>
              </table:table-cell>
              <table:table-cell office:value-type="float" office:value="1.851776">
                <text:p>1.8517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68074">
                <text:p>0.168074</text:p>
              </table:table-cell>
              <table:table-cell office:value-type="float" office:value="1.851788">
                <text:p>1.851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8074">
                <text:p>0.168074</text:p>
              </table:table-cell>
              <table:table-cell office:value-type="float" office:value="1.851766">
                <text:p>1.8517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68071">
                <text:p>0.168071</text:p>
              </table:table-cell>
              <table:table-cell office:value-type="float" office:value="1.851761">
                <text:p>1.851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68081">
                <text:p>0.168081</text:p>
              </table:table-cell>
              <table:table-cell office:value-type="float" office:value="1.851784">
                <text:p>1.851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8086">
                <text:p>0.168086</text:p>
              </table:table-cell>
              <table:table-cell office:value-type="float" office:value="1.851781">
                <text:p>1.8517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8071">
                <text:p>0.168071</text:p>
              </table:table-cell>
              <table:table-cell office:value-type="float" office:value="1.851772">
                <text:p>1.8517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8082">
                <text:p>0.168082</text:p>
              </table:table-cell>
              <table:table-cell office:value-type="float" office:value="1.851771">
                <text:p>1.8517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8078">
                <text:p>0.168078</text:p>
              </table:table-cell>
              <table:table-cell office:value-type="float" office:value="1.851766">
                <text:p>1.8517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8071">
                <text:p>0.168071</text:p>
              </table:table-cell>
              <table:table-cell office:value-type="float" office:value="1.851775">
                <text:p>1.851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68088">
                <text:p>0.168088</text:p>
              </table:table-cell>
              <table:table-cell office:value-type="float" office:value="1.851778">
                <text:p>1.851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68079">
                <text:p>0.168079</text:p>
              </table:table-cell>
              <table:table-cell office:value-type="float" office:value="1.851774">
                <text:p>1.8517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8067">
                <text:p>0.168067</text:p>
              </table:table-cell>
              <table:table-cell office:value-type="float" office:value="1.85178">
                <text:p>1.851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68073">
                <text:p>0.168073</text:p>
              </table:table-cell>
              <table:table-cell office:value-type="float" office:value="1.851777">
                <text:p>1.8517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8072">
                <text:p>0.168072</text:p>
              </table:table-cell>
              <table:table-cell office:value-type="float" office:value="1.851762">
                <text:p>1.8517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8074">
                <text:p>0.168074</text:p>
              </table:table-cell>
              <table:table-cell office:value-type="float" office:value="1.851777">
                <text:p>1.8517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8078">
                <text:p>0.168078</text:p>
              </table:table-cell>
              <table:table-cell office:value-type="float" office:value="1.851792">
                <text:p>1.851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8078">
                <text:p>0.168078</text:p>
              </table:table-cell>
              <table:table-cell office:value-type="float" office:value="1.85178">
                <text:p>1.851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8076">
                <text:p>0.168076</text:p>
              </table:table-cell>
              <table:table-cell office:value-type="float" office:value="1.85178">
                <text:p>1.851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807">
                <text:p>0.16807</text:p>
              </table:table-cell>
              <table:table-cell office:value-type="float" office:value="1.851777">
                <text:p>1.8517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8075">
                <text:p>0.168075</text:p>
              </table:table-cell>
              <table:table-cell office:value-type="float" office:value="1.851772">
                <text:p>1.851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8077">
                <text:p>0.168077</text:p>
              </table:table-cell>
              <table:table-cell office:value-type="float" office:value="1.851773">
                <text:p>1.851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8081">
                <text:p>0.168081</text:p>
              </table:table-cell>
              <table:table-cell office:value-type="float" office:value="1.851775">
                <text:p>1.851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68082">
                <text:p>0.168082</text:p>
              </table:table-cell>
              <table:table-cell office:value-type="float" office:value="1.851784">
                <text:p>1.851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68072">
                <text:p>0.168072</text:p>
              </table:table-cell>
              <table:table-cell office:value-type="float" office:value="1.851785">
                <text:p>1.851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8073">
                <text:p>0.168073</text:p>
              </table:table-cell>
              <table:table-cell office:value-type="float" office:value="1.851773">
                <text:p>1.851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8075">
                <text:p>0.168075</text:p>
              </table:table-cell>
              <table:table-cell office:value-type="float" office:value="1.851766">
                <text:p>1.8517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68068">
                <text:p>0.168068</text:p>
              </table:table-cell>
              <table:table-cell office:value-type="float" office:value="1.851777">
                <text:p>1.8517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8072">
                <text:p>0.168072</text:p>
              </table:table-cell>
              <table:table-cell office:value-type="float" office:value="1.851782">
                <text:p>1.8517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8073">
                <text:p>0.168073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8071">
                <text:p>0.168071</text:p>
              </table:table-cell>
              <table:table-cell office:value-type="float" office:value="1.85177">
                <text:p>1.851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8089">
                <text:p>0.168089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68078">
                <text:p>0.168078</text:p>
              </table:table-cell>
              <table:table-cell office:value-type="float" office:value="1.851767">
                <text:p>1.8517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68068">
                <text:p>0.168068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68077">
                <text:p>0.168077</text:p>
              </table:table-cell>
              <table:table-cell office:value-type="float" office:value="1.851766">
                <text:p>1.8517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8036">
                <text:p>0.168036</text:p>
              </table:table-cell>
              <table:table-cell office:value-type="float" office:value="1.851354">
                <text:p>1.8513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784">
                <text:p>0.16784</text:p>
              </table:table-cell>
              <table:table-cell office:value-type="float" office:value="1.849166">
                <text:p>1.8491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67693">
                <text:p>0.167693</text:p>
              </table:table-cell>
              <table:table-cell office:value-type="float" office:value="1.847609">
                <text:p>1.8476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67823">
                <text:p>0.167823</text:p>
              </table:table-cell>
              <table:table-cell office:value-type="float" office:value="1.849047">
                <text:p>1.8490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67686">
                <text:p>0.167686</text:p>
              </table:table-cell>
              <table:table-cell office:value-type="float" office:value="1.847439">
                <text:p>1.8474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7817">
                <text:p>0.167817</text:p>
              </table:table-cell>
              <table:table-cell office:value-type="float" office:value="1.848853">
                <text:p>1.848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7762">
                <text:p>0.167762</text:p>
              </table:table-cell>
              <table:table-cell office:value-type="float" office:value="1.848327">
                <text:p>1.8483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7656">
                <text:p>0.167656</text:p>
              </table:table-cell>
              <table:table-cell office:value-type="float" office:value="1.84713">
                <text:p>1.847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7983">
                <text:p>0.167983</text:p>
              </table:table-cell>
              <table:table-cell office:value-type="float" office:value="1.850694">
                <text:p>1.8506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7419">
                <text:p>0.167419</text:p>
              </table:table-cell>
              <table:table-cell office:value-type="float" office:value="1.844654">
                <text:p>1.8446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815">
                <text:p>0.16815</text:p>
              </table:table-cell>
              <table:table-cell office:value-type="float" office:value="1.852579">
                <text:p>1.8525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7405">
                <text:p>0.167405</text:p>
              </table:table-cell>
              <table:table-cell office:value-type="float" office:value="1.844293">
                <text:p>1.8442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7959">
                <text:p>0.167959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7839">
                <text:p>0.167839</text:p>
              </table:table-cell>
              <table:table-cell office:value-type="float" office:value="1.849267">
                <text:p>1.8492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7239">
                <text:p>0.167239</text:p>
              </table:table-cell>
              <table:table-cell office:value-type="float" office:value="1.842652">
                <text:p>1.8426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764">
                <text:p>0.168764</text:p>
              </table:table-cell>
              <table:table-cell office:value-type="float" office:value="1.859352">
                <text:p>1.8593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6262">
                <text:p>0.166262</text:p>
              </table:table-cell>
              <table:table-cell office:value-type="float" office:value="1.831831">
                <text:p>1.8318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961">
                <text:p>0.16961</text:p>
              </table:table-cell>
              <table:table-cell office:value-type="float" office:value="1.868721">
                <text:p>1.868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58">
                <text:p>0.1658</text:p>
              </table:table-cell>
              <table:table-cell office:value-type="float" office:value="1.826643">
                <text:p>1.8266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9426">
                <text:p>0.169426</text:p>
              </table:table-cell>
              <table:table-cell office:value-type="float" office:value="1.866609">
                <text:p>1.8666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699">
                <text:p>0.16699</text:p>
              </table:table-cell>
              <table:table-cell office:value-type="float" office:value="1.83966">
                <text:p>1.839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6703">
                <text:p>0.166703</text:p>
              </table:table-cell>
              <table:table-cell office:value-type="float" office:value="1.836799">
                <text:p>1.8367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216">
                <text:p>0.17216</text:p>
              </table:table-cell>
              <table:table-cell office:value-type="float" office:value="1.896625">
                <text:p>1.896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5398">
                <text:p>0.075398</text:p>
              </table:table-cell>
              <table:table-cell office:value-type="float" office:value="0.830336">
                <text:p>0.8303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5068">
                <text:p>-0.005068</text:p>
              </table:table-cell>
              <table:table-cell office:value-type="float" office:value="-0.055979">
                <text:p>-0.0559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259">
                <text:p>0.004259</text:p>
              </table:table-cell>
              <table:table-cell office:value-type="float" office:value="0.047058">
                <text:p>0.0470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1213">
                <text:p>-0.001213</text:p>
              </table:table-cell>
              <table:table-cell office:value-type="float" office:value="-0.013425">
                <text:p>-0.0134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431">
                <text:p>0.000431</text:p>
              </table:table-cell>
              <table:table-cell office:value-type="float" office:value="0.004826">
                <text:p>0.0048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094">
                <text:p>0.001094</text:p>
              </table:table-cell>
              <table:table-cell office:value-type="float" office:value="0.012009">
                <text:p>0.0120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0874">
                <text:p>-0.000874</text:p>
              </table:table-cell>
              <table:table-cell office:value-type="float" office:value="-0.009666">
                <text:p>-0.0096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602">
                <text:p>0.001602</text:p>
              </table:table-cell>
              <table:table-cell office:value-type="float" office:value="0.017703">
                <text:p>0.0177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00805">
                <text:p>-0.000805</text:p>
              </table:table-cell>
              <table:table-cell office:value-type="float" office:value="-0.008843">
                <text:p>-0.0088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135">
                <text:p>0.001135</text:p>
              </table:table-cell>
              <table:table-cell office:value-type="float" office:value="0.012563">
                <text:p>0.0125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151">
                <text:p>-0.000151</text:p>
              </table:table-cell>
              <table:table-cell office:value-type="float" office:value="-0.001624">
                <text:p>-0.0016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469">
                <text:p>0.000469</text:p>
              </table:table-cell>
              <table:table-cell office:value-type="float" office:value="0.005157">
                <text:p>0.0051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414">
                <text:p>0.000414</text:p>
              </table:table-cell>
              <table:table-cell office:value-type="float" office:value="0.004543">
                <text:p>0.0045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92">
                <text:p>0.000092</text:p>
              </table:table-cell>
              <table:table-cell office:value-type="float" office:value="0.001004">
                <text:p>0.0010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592">
                <text:p>0.000592</text:p>
              </table:table-cell>
              <table:table-cell office:value-type="float" office:value="0.006488">
                <text:p>0.006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915">
                <text:p>0.0009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482">
                <text:p>0.000482</text:p>
              </table:table-cell>
              <table:table-cell office:value-type="float" office:value="0.005316">
                <text:p>0.0053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241">
                <text:p>0.000241</text:p>
              </table:table-cell>
              <table:table-cell office:value-type="float" office:value="0.002668">
                <text:p>0.002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329">
                <text:p>0.000329</text:p>
              </table:table-cell>
              <table:table-cell office:value-type="float" office:value="0.003625">
                <text:p>0.0036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347">
                <text:p>0.000347</text:p>
              </table:table-cell>
              <table:table-cell office:value-type="float" office:value="0.003888">
                <text:p>0.0038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65">
                <text:p>0.000265</text:p>
              </table:table-cell>
              <table:table-cell office:value-type="float" office:value="0.002946">
                <text:p>0.0029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384">
                <text:p>0.000384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204">
                <text:p>0.000204</text:p>
              </table:table-cell>
              <table:table-cell office:value-type="float" office:value="0.002221">
                <text:p>0.002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0006">
                <text:p>-0.000006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0006">
                <text:p>-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009">
                <text:p>-0.000009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1">
                <text:p>0.000001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8">
                <text:p>0.000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7">
                <text:p>0.000007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001">
                <text:p>-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">
                <text:p>-0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00003">
                <text:p>-0.000003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2">
                <text:p>0.000002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00005">
                <text:p>-0.00000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">
                <text:p>-0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0009">
                <text:p>-0.000009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005">
                <text:p>-0.000005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0004">
                <text:p>-0.000004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13">
                <text:p>0.000013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7">
                <text:p>0.000007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001">
                <text:p>-0.00001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0005">
                <text:p>-0.000005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1">
                <text:p>0.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0001">
                <text:p>-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001">
                <text:p>-0.000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0006">
                <text:p>-0.000006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2">
                <text:p>0.000002</text:p>
              </table:table-cell>
              <table:table-cell office:value-type="float" office:value="-0.000008">
                <text:p>-0.0000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00005">
                <text:p>-0.00000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00004">
                <text:p>-0.0000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4">
                <text:p>0.000004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9">
                <text:p>0.000009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3">
                <text:p>0.000003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00003">
                <text:p>-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5">
                <text:p>0.000005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00005">
                <text:p>-0.000005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00003">
                <text:p>-0.00000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00006">
                <text:p>-0.000006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3">
                <text:p>0.000003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2">
                <text:p>0.000002</text:p>
              </table:table-cell>
              <table:table-cell office:value-type="float" office:value="-0.000006">
                <text:p>-0.000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00002">
                <text:p>-0.000002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0006">
                <text:p>-0.000006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00003">
                <text:p>-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1">
                <text:p>0.0000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11">
                <text:p>0.000011</text:p>
              </table:table-cell>
              <table:table-cell office:value-type="float" office:value="-0.000001">
                <text:p>-0.000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00003">
                <text:p>-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0007">
                <text:p>-0.000007</text:p>
              </table:table-cell>
              <table:table-cell office:value-type="float" office:value="-0.000003">
                <text:p>-0.0000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5">
                <text:p>0.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4">
                <text:p>0.000004</text:p>
              </table:table-cell>
              <table:table-cell office:value-type="float" office:value="-0.000009">
                <text:p>-0.0000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001">
                <text:p>-0.00001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00003">
                <text:p>-0.000003</text:p>
              </table:table-cell>
              <table:table-cell office:value-type="float" office:value="0.000002">
                <text:p>0.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